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2.5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4.6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229.66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57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72bf44" style:text-align-source="fix" style:repeat-content="false" style:vertical-align="automatic"/>
      <style:paragraph-properties fo:text-align="center" fo:margin-left="0pt"/>
    </style:style>
    <style:style style:name="ce7" style:family="table-cell" style:parent-style-name="Default">
      <style:table-cell-properties fo:background-color="#72bf44"/>
    </style:style>
    <style:style style:name="ce8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formula="of:=COM.MICROSOFT.CONCAT(&quot;zUp&quot;;[.B3])" office:value-type="string" office:string-value="zUpSaT3" calcext:value-type="string">
            <text:p>zUpSaT3</text:p>
          </table:table-cell>
          <table:table-cell table:formula="of:=COM.MICROSOFT.CONCAT(&quot;%QX0.0.1.&quot;;[.G3])" office:value-type="string" office:string-value="%QX0.0.1.18" calcext:value-type="string">
            <text:p>%QX0.0.1.18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zUpSaT3&quot; address=&quot;%QX0.0.1.18&quot;&gt;&lt;type&gt;                 &lt;BOOL/&gt;               &lt;/type&gt; &lt;/variable&gt;" calcext:value-type="string">
            <text:p>&lt;variable name="zUpSaT3" address="%QX0.0.1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formula="of:=COM.MICROSOFT.CONCAT(&quot;zUp&quot;;[.B4])" office:value-type="string" office:string-value="zUpSaT5" calcext:value-type="string">
            <text:p>zUpSaT5</text:p>
          </table:table-cell>
          <table:table-cell table:formula="of:=COM.MICROSOFT.CONCAT(&quot;%QX0.0.1.&quot;;[.G4])" office:value-type="string" office:string-value="%QX0.0.1.29" calcext:value-type="string">
            <text:p>%QX0.0.1.29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zUpSaT5&quot; address=&quot;%QX0.0.1.29&quot;&gt;&lt;type&gt;                 &lt;BOOL/&gt;               &lt;/type&gt; &lt;/variable&gt;" calcext:value-type="string">
            <text:p>&lt;variable name="zUpSaT5" address="%QX0.0.1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formula="of:=COM.MICROSOFT.CONCAT(&quot;zUp&quot;;[.B5])" office:value-type="string" office:string-value="zUpSbT3" calcext:value-type="string">
            <text:p>zUpSbT3</text:p>
          </table:table-cell>
          <table:table-cell table:formula="of:=COM.MICROSOFT.CONCAT(&quot;%QX0.0.1.&quot;;[.G5])" office:value-type="string" office:string-value="%QX0.0.1.50" calcext:value-type="string">
            <text:p>%QX0.0.1.5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zUpSbT3&quot; address=&quot;%QX0.0.1.50&quot;&gt;&lt;type&gt;                 &lt;BOOL/&gt;               &lt;/type&gt; &lt;/variable&gt;" calcext:value-type="string">
            <text:p>&lt;variable name="zUpSbT3" address="%QX0.0.1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formula="of:=COM.MICROSOFT.CONCAT(&quot;zUp&quot;;[.B6])" office:value-type="string" office:string-value="zUpSbT5" calcext:value-type="string">
            <text:p>zUpSbT5</text:p>
          </table:table-cell>
          <table:table-cell table:formula="of:=COM.MICROSOFT.CONCAT(&quot;%QX0.0.1.&quot;;[.G6])" office:value-type="string" office:string-value="%QX0.0.1.61" calcext:value-type="string">
            <text:p>%QX0.0.1.61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zUpSbT5&quot; address=&quot;%QX0.0.1.61&quot;&gt;&lt;type&gt;                 &lt;BOOL/&gt;               &lt;/type&gt; &lt;/variable&gt;" calcext:value-type="string">
            <text:p>&lt;variable name="zUpSbT5" address="%QX0.0.1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formula="of:=COM.MICROSOFT.CONCAT(&quot;zUp&quot;;[.B7])" office:value-type="string" office:string-value="zUpScT3" calcext:value-type="string">
            <text:p>zUpScT3</text:p>
          </table:table-cell>
          <table:table-cell table:formula="of:=COM.MICROSOFT.CONCAT(&quot;%QX0.0.1.&quot;;[.G7])" office:value-type="string" office:string-value="%QX0.0.1.82" calcext:value-type="string">
            <text:p>%QX0.0.1.82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zUpScT3&quot; address=&quot;%QX0.0.1.82&quot;&gt;&lt;type&gt;                 &lt;BOOL/&gt;               &lt;/type&gt; &lt;/variable&gt;" calcext:value-type="string">
            <text:p>&lt;variable name="zUpScT3" address="%QX0.0.1.8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formula="of:=COM.MICROSOFT.CONCAT(&quot;zUp&quot;;[.B8])" office:value-type="string" office:string-value="zUpScT5" calcext:value-type="string">
            <text:p>zUpScT5</text:p>
          </table:table-cell>
          <table:table-cell table:formula="of:=COM.MICROSOFT.CONCAT(&quot;%QX0.0.1.&quot;;[.G8])" office:value-type="string" office:string-value="%QX0.0.1.93" calcext:value-type="string">
            <text:p>%QX0.0.1.93</text:p>
          </table:table-cell>
          <table:table-cell table:formula="of:=COM.MICROSOFT.CONCAT(&quot;&lt;variable name=&quot;&quot;&quot;;[.H8];&quot;&quot;&quot;&quot;;&quot; address=&quot;&quot;&quot;;[.I8];&quot;&quot;&quot;&quot;;&quot;&gt;&lt;type&gt;                 &lt;BOOL/&gt;               &lt;/type&gt; &lt;/variable&gt;&quot;)" office:value-type="string" office:string-value="&lt;variable name=&quot;zUpScT5&quot; address=&quot;%QX0.0.1.93&quot;&gt;&lt;type&gt;                 &lt;BOOL/&gt;               &lt;/type&gt; &lt;/variable&gt;" calcext:value-type="string">
            <text:p>&lt;variable name="zUpScT5" address="%QX0.0.1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formula="of:=COM.MICROSOFT.CONCAT(&quot;zDown&quot;;[.B9])" office:value-type="string" office:string-value="zDownSaT3" calcext:value-type="string">
            <text:p>zDownSaT3</text:p>
          </table:table-cell>
          <table:table-cell table:formula="of:=COM.MICROSOFT.CONCAT(&quot;%QX0.0.1.&quot;;[.G9])" office:value-type="string" office:string-value="%QX0.0.1.19" calcext:value-type="string">
            <text:p>%QX0.0.1.19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zDownSaT3&quot; address=&quot;%QX0.0.1.19&quot;&gt;&lt;type&gt;                 &lt;BOOL/&gt;               &lt;/type&gt; &lt;/variable&gt;" calcext:value-type="string">
            <text:p>&lt;variable name="zDownSaT3" address="%QX0.0.1.1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formula="of:=COM.MICROSOFT.CONCAT(&quot;zDown&quot;;[.B10])" office:value-type="string" office:string-value="zDownSaT5" calcext:value-type="string">
            <text:p>zDownSaT5</text:p>
          </table:table-cell>
          <table:table-cell table:formula="of:=COM.MICROSOFT.CONCAT(&quot;%QX0.0.1.&quot;;[.G10])" office:value-type="string" office:string-value="%QX0.0.1.30" calcext:value-type="string">
            <text:p>%QX0.0.1.30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zDownSaT5&quot; address=&quot;%QX0.0.1.30&quot;&gt;&lt;type&gt;                 &lt;BOOL/&gt;               &lt;/type&gt; &lt;/variable&gt;" calcext:value-type="string">
            <text:p>&lt;variable name="zDownSaT5" address="%QX0.0.1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formula="of:=COM.MICROSOFT.CONCAT(&quot;zDown&quot;;[.B11])" office:value-type="string" office:string-value="zDownSbT3" calcext:value-type="string">
            <text:p>zDownSbT3</text:p>
          </table:table-cell>
          <table:table-cell table:formula="of:=COM.MICROSOFT.CONCAT(&quot;%QX0.0.1.&quot;;[.G11])" office:value-type="string" office:string-value="%QX0.0.1.51" calcext:value-type="string">
            <text:p>%QX0.0.1.51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zDownSbT3&quot; address=&quot;%QX0.0.1.51&quot;&gt;&lt;type&gt;                 &lt;BOOL/&gt;               &lt;/type&gt; &lt;/variable&gt;" calcext:value-type="string">
            <text:p>&lt;variable name="zDownSbT3" address="%QX0.0.1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formula="of:=COM.MICROSOFT.CONCAT(&quot;zDown&quot;;[.B12])" office:value-type="string" office:string-value="zDownSbT5" calcext:value-type="string">
            <text:p>zDownSbT5</text:p>
          </table:table-cell>
          <table:table-cell table:formula="of:=COM.MICROSOFT.CONCAT(&quot;%QX0.0.1.&quot;;[.G12])" office:value-type="string" office:string-value="%QX0.0.1.62" calcext:value-type="string">
            <text:p>%QX0.0.1.62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zDownSbT5&quot; address=&quot;%QX0.0.1.62&quot;&gt;&lt;type&gt;                 &lt;BOOL/&gt;               &lt;/type&gt; &lt;/variable&gt;" calcext:value-type="string">
            <text:p>&lt;variable name="zDownSbT5" address="%Q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formula="of:=COM.MICROSOFT.CONCAT(&quot;zDown&quot;;[.B13])" office:value-type="string" office:string-value="zDownScT3" calcext:value-type="string">
            <text:p>zDownScT3</text:p>
          </table:table-cell>
          <table:table-cell table:formula="of:=COM.MICROSOFT.CONCAT(&quot;%QX0.0.1.&quot;;[.G13])" office:value-type="string" office:string-value="%QX0.0.1.83" calcext:value-type="string">
            <text:p>%QX0.0.1.83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zDownScT3&quot; address=&quot;%QX0.0.1.83&quot;&gt;&lt;type&gt;                 &lt;BOOL/&gt;               &lt;/type&gt; &lt;/variable&gt;" calcext:value-type="string">
            <text:p>&lt;variable name="zDownScT3" address="%QX0.0.1.8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formula="of:=COM.MICROSOFT.CONCAT(&quot;zDown&quot;;[.B14])" office:value-type="string" office:string-value="zDownScT5" calcext:value-type="string">
            <text:p>zDownScT5</text:p>
          </table:table-cell>
          <table:table-cell table:formula="of:=COM.MICROSOFT.CONCAT(&quot;%QX0.0.1.&quot;;[.G14])" office:value-type="string" office:string-value="%QX0.0.1.94" calcext:value-type="string">
            <text:p>%QX0.0.1.94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zDownScT5&quot; address=&quot;%QX0.0.1.94&quot;&gt;&lt;type&gt;                 &lt;BOOL/&gt;               &lt;/type&gt; &lt;/variable&gt;" calcext:value-type="string">
            <text:p>&lt;variable name="zDownScT5" address="%QX0.0.1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formula="of:=COM.MICROSOFT.CONCAT(&quot;xLeft&quot;;[.B15])" office:value-type="string" office:string-value="xLeftSaT3" calcext:value-type="string">
            <text:p>xLeftSaT3</text:p>
          </table:table-cell>
          <table:table-cell table:formula="of:=COM.MICROSOFT.CONCAT(&quot;%QX0.0.1.&quot;;[.G15])" office:value-type="string" office:string-value="%QX0.0.1.17" calcext:value-type="string">
            <text:p>%QX0.0.1.17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xLeftSaT3&quot; address=&quot;%QX0.0.1.17&quot;&gt;&lt;type&gt;                 &lt;BOOL/&gt;               &lt;/type&gt; &lt;/variable&gt;" calcext:value-type="string">
            <text:p>&lt;variable name="xLeftSaT3" address="%QX0.0.1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formula="of:=COM.MICROSOFT.CONCAT(&quot;xLeft&quot;;[.B16])" office:value-type="string" office:string-value="xLeftSaT5" calcext:value-type="string">
            <text:p>xLeftSaT5</text:p>
          </table:table-cell>
          <table:table-cell table:formula="of:=COM.MICROSOFT.CONCAT(&quot;%QX0.0.1.&quot;;[.G16])" office:value-type="string" office:string-value="%QX0.0.1.28" calcext:value-type="string">
            <text:p>%QX0.0.1.28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xLeftSaT5&quot; address=&quot;%QX0.0.1.28&quot;&gt;&lt;type&gt;                 &lt;BOOL/&gt;               &lt;/type&gt; &lt;/variable&gt;" calcext:value-type="string">
            <text:p>&lt;variable name="xLeftSaT5" address="%QX0.0.1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formula="of:=COM.MICROSOFT.CONCAT(&quot;xLeft&quot;;[.B17])" office:value-type="string" office:string-value="xLeftSbT3" calcext:value-type="string">
            <text:p>xLeftSbT3</text:p>
          </table:table-cell>
          <table:table-cell table:formula="of:=COM.MICROSOFT.CONCAT(&quot;%QX0.0.1.&quot;;[.G17])" office:value-type="string" office:string-value="%QX0.0.1.49" calcext:value-type="string">
            <text:p>%QX0.0.1.49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xLeftSbT3&quot; address=&quot;%QX0.0.1.49&quot;&gt;&lt;type&gt;                 &lt;BOOL/&gt;               &lt;/type&gt; &lt;/variable&gt;" calcext:value-type="string">
            <text:p>&lt;variable name="xLeftSbT3" address="%QX0.0.1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formula="of:=COM.MICROSOFT.CONCAT(&quot;xLeft&quot;;[.B18])" office:value-type="string" office:string-value="xLeftSbT5" calcext:value-type="string">
            <text:p>xLeftSbT5</text:p>
          </table:table-cell>
          <table:table-cell table:formula="of:=COM.MICROSOFT.CONCAT(&quot;%QX0.0.1.&quot;;[.G18])" office:value-type="string" office:string-value="%QX0.0.1.60" calcext:value-type="string">
            <text:p>%QX0.0.1.60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xLeftSbT5&quot; address=&quot;%QX0.0.1.60&quot;&gt;&lt;type&gt;                 &lt;BOOL/&gt;               &lt;/type&gt; &lt;/variable&gt;" calcext:value-type="string">
            <text:p>&lt;variable name="xLeftSbT5" address="%QX0.0.1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formula="of:=COM.MICROSOFT.CONCAT(&quot;xLeft&quot;;[.B19])" office:value-type="string" office:string-value="xLeftScT3" calcext:value-type="string">
            <text:p>xLeftScT3</text:p>
          </table:table-cell>
          <table:table-cell table:formula="of:=COM.MICROSOFT.CONCAT(&quot;%QX0.0.1.&quot;;[.G19])" office:value-type="string" office:string-value="%QX0.0.1.81" calcext:value-type="string">
            <text:p>%QX0.0.1.81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xLeftScT3&quot; address=&quot;%QX0.0.1.81&quot;&gt;&lt;type&gt;                 &lt;BOOL/&gt;               &lt;/type&gt; &lt;/variable&gt;" calcext:value-type="string">
            <text:p>&lt;variable name="xLeftScT3" address="%QX0.0.1.8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formula="of:=COM.MICROSOFT.CONCAT(&quot;xLeft&quot;;[.B20])" office:value-type="string" office:string-value="xLeftScT5" calcext:value-type="string">
            <text:p>xLeftScT5</text:p>
          </table:table-cell>
          <table:table-cell table:formula="of:=COM.MICROSOFT.CONCAT(&quot;%QX0.0.1.&quot;;[.G20])" office:value-type="string" office:string-value="%QX0.0.1.92" calcext:value-type="string">
            <text:p>%QX0.0.1.92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xLeftScT5&quot; address=&quot;%QX0.0.1.92&quot;&gt;&lt;type&gt;                 &lt;BOOL/&gt;               &lt;/type&gt; &lt;/variable&gt;" calcext:value-type="string">
            <text:p>&lt;variable name="xLeftScT5" address="%Q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formula="of:=COM.MICROSOFT.CONCAT(&quot;xRight&quot;;[.B21])" office:value-type="string" office:string-value="xRightSaT3" calcext:value-type="string">
            <text:p>xRightSaT3</text:p>
          </table:table-cell>
          <table:table-cell table:formula="of:=COM.MICROSOFT.CONCAT(&quot;%QX0.0.1.&quot;;[.G21])" office:value-type="string" office:string-value="%QX0.0.1.16" calcext:value-type="string">
            <text:p>%QX0.0.1.16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xRightSaT3&quot; address=&quot;%QX0.0.1.16&quot;&gt;&lt;type&gt;                 &lt;BOOL/&gt;               &lt;/type&gt; &lt;/variable&gt;" calcext:value-type="string">
            <text:p>&lt;variable name="xRightSaT3" address="%QX0.0.1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formula="of:=COM.MICROSOFT.CONCAT(&quot;xRight&quot;;[.B22])" office:value-type="string" office:string-value="xRightSaT5" calcext:value-type="string">
            <text:p>xRightSaT5</text:p>
          </table:table-cell>
          <table:table-cell table:formula="of:=COM.MICROSOFT.CONCAT(&quot;%QX0.0.1.&quot;;[.G22])" office:value-type="string" office:string-value="%QX0.0.1.27" calcext:value-type="string">
            <text:p>%QX0.0.1.27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xRightSaT5&quot; address=&quot;%QX0.0.1.27&quot;&gt;&lt;type&gt;                 &lt;BOOL/&gt;               &lt;/type&gt; &lt;/variable&gt;" calcext:value-type="string">
            <text:p>&lt;variable name="xRightSaT5" address="%QX0.0.1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formula="of:=COM.MICROSOFT.CONCAT(&quot;xRight&quot;;[.B23])" office:value-type="string" office:string-value="xRightSbT3" calcext:value-type="string">
            <text:p>xRightSbT3</text:p>
          </table:table-cell>
          <table:table-cell table:formula="of:=COM.MICROSOFT.CONCAT(&quot;%QX0.0.1.&quot;;[.G23])" office:value-type="string" office:string-value="%QX0.0.1.48" calcext:value-type="string">
            <text:p>%QX0.0.1.48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xRightSbT3&quot; address=&quot;%QX0.0.1.48&quot;&gt;&lt;type&gt;                 &lt;BOOL/&gt;               &lt;/type&gt; &lt;/variable&gt;" calcext:value-type="string">
            <text:p>&lt;variable name="xRightSbT3" address="%QX0.0.1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formula="of:=COM.MICROSOFT.CONCAT(&quot;xRight&quot;;[.B24])" office:value-type="string" office:string-value="xRightSbT5" calcext:value-type="string">
            <text:p>xRightSbT5</text:p>
          </table:table-cell>
          <table:table-cell table:formula="of:=COM.MICROSOFT.CONCAT(&quot;%QX0.0.1.&quot;;[.G24])" office:value-type="string" office:string-value="%QX0.0.1.59" calcext:value-type="string">
            <text:p>%QX0.0.1.59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xRightSbT5&quot; address=&quot;%QX0.0.1.59&quot;&gt;&lt;type&gt;                 &lt;BOOL/&gt;               &lt;/type&gt; &lt;/variable&gt;" calcext:value-type="string">
            <text:p>&lt;variable name="xRightSbT5" address="%QX0.0.1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formula="of:=COM.MICROSOFT.CONCAT(&quot;xRight&quot;;[.B25])" office:value-type="string" office:string-value="xRightScT3" calcext:value-type="string">
            <text:p>xRightScT3</text:p>
          </table:table-cell>
          <table:table-cell table:formula="of:=COM.MICROSOFT.CONCAT(&quot;%QX0.0.1.&quot;;[.G25])" office:value-type="string" office:string-value="%QX0.0.1.80" calcext:value-type="string">
            <text:p>%QX0.0.1.80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xRightScT3&quot; address=&quot;%QX0.0.1.80&quot;&gt;&lt;type&gt;                 &lt;BOOL/&gt;               &lt;/type&gt; &lt;/variable&gt;" calcext:value-type="string">
            <text:p>&lt;variable name="xRightScT3" address="%QX0.0.1.8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formula="of:=COM.MICROSOFT.CONCAT(&quot;xRight&quot;;[.B26])" office:value-type="string" office:string-value="xRightScT5" calcext:value-type="string">
            <text:p>xRightScT5</text:p>
          </table:table-cell>
          <table:table-cell table:formula="of:=COM.MICROSOFT.CONCAT(&quot;%QX0.0.1.&quot;;[.G26])" office:value-type="string" office:string-value="%QX0.0.1.91" calcext:value-type="string">
            <text:p>%QX0.0.1.91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xRightScT5&quot; address=&quot;%QX0.0.1.91&quot;&gt;&lt;type&gt;                 &lt;BOOL/&gt;               &lt;/type&gt; &lt;/variable&gt;" calcext:value-type="string">
            <text:p>&lt;variable name="xRightScT5" address="%QX0.0.1.9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ehouseIn</text:p>
          </table:table-cell>
          <table:table-cell office:value-type="string" calcext:value-type="string">
            <text:p>%QX0.0.1.4</text:p>
          </table:table-cell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formula="of:=COM.MICROSOFT.CONCAT(&quot;useTool&quot;;[.B28])" office:value-type="string" office:string-value="useToolSaT3" calcext:value-type="string">
            <text:p>useToolSaT3</text:p>
          </table:table-cell>
          <table:table-cell table:formula="of:=COM.MICROSOFT.CONCAT(&quot;%QX0.0.1.&quot;;[.G28])" office:value-type="string" office:string-value="%QX0.0.1.15" calcext:value-type="string">
            <text:p>%QX0.0.1.15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useToolSaT3&quot; address=&quot;%QX0.0.1.15&quot;&gt;&lt;type&gt;                 &lt;BOOL/&gt;               &lt;/type&gt; &lt;/variable&gt;" calcext:value-type="string">
            <text:p>&lt;variable name="useToolSaT3" address="%QX0.0.1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formula="of:=COM.MICROSOFT.CONCAT(&quot;useTool&quot;;[.B29])" office:value-type="string" office:string-value="useToolSaT5" calcext:value-type="string">
            <text:p>useToolSaT5</text:p>
          </table:table-cell>
          <table:table-cell table:formula="of:=COM.MICROSOFT.CONCAT(&quot;%QX0.0.1.&quot;;[.G29])" office:value-type="string" office:string-value="%QX0.0.1.26" calcext:value-type="string">
            <text:p>%QX0.0.1.26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useToolSaT5&quot; address=&quot;%QX0.0.1.26&quot;&gt;&lt;type&gt;                 &lt;BOOL/&gt;               &lt;/type&gt; &lt;/variable&gt;" calcext:value-type="string">
            <text:p>&lt;variable name="useToolSaT5" address="%Q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formula="of:=COM.MICROSOFT.CONCAT(&quot;useTool&quot;;[.B30])" office:value-type="string" office:string-value="useToolSbT3" calcext:value-type="string">
            <text:p>useToolSbT3</text:p>
          </table:table-cell>
          <table:table-cell table:formula="of:=COM.MICROSOFT.CONCAT(&quot;%QX0.0.1.&quot;;[.G30])" office:value-type="string" office:string-value="%QX0.0.1.47" calcext:value-type="string">
            <text:p>%QX0.0.1.47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useToolSbT3&quot; address=&quot;%QX0.0.1.47&quot;&gt;&lt;type&gt;                 &lt;BOOL/&gt;               &lt;/type&gt; &lt;/variable&gt;" calcext:value-type="string">
            <text:p>&lt;variable name="useToolSbT3" address="%Q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formula="of:=COM.MICROSOFT.CONCAT(&quot;useTool&quot;;[.B31])" office:value-type="string" office:string-value="useToolSbT5" calcext:value-type="string">
            <text:p>useToolSbT5</text:p>
          </table:table-cell>
          <table:table-cell table:formula="of:=COM.MICROSOFT.CONCAT(&quot;%QX0.0.1.&quot;;[.G31])" office:value-type="string" office:string-value="%QX0.0.1.58" calcext:value-type="string">
            <text:p>%QX0.0.1.58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useToolSbT5&quot; address=&quot;%QX0.0.1.58&quot;&gt;&lt;type&gt;                 &lt;BOOL/&gt;               &lt;/type&gt; &lt;/variable&gt;" calcext:value-type="string">
            <text:p>&lt;variable name="useToolSbT5" address="%QX0.0.1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formula="of:=COM.MICROSOFT.CONCAT(&quot;useTool&quot;;[.B32])" office:value-type="string" office:string-value="useToolScT3" calcext:value-type="string">
            <text:p>useToolScT3</text:p>
          </table:table-cell>
          <table:table-cell table:formula="of:=COM.MICROSOFT.CONCAT(&quot;%QX0.0.1.&quot;;[.G32])" office:value-type="string" office:string-value="%QX0.0.1.79" calcext:value-type="string">
            <text:p>%QX0.0.1.79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useToolScT3&quot; address=&quot;%QX0.0.1.79&quot;&gt;&lt;type&gt;                 &lt;BOOL/&gt;               &lt;/type&gt; &lt;/variable&gt;" calcext:value-type="string">
            <text:p>&lt;variable name="useToolScT3" address="%QX0.0.1.7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formula="of:=COM.MICROSOFT.CONCAT(&quot;useTool&quot;;[.B33])" office:value-type="string" office:string-value="useToolScT5" calcext:value-type="string">
            <text:p>useToolScT5</text:p>
          </table:table-cell>
          <table:table-cell table:formula="of:=COM.MICROSOFT.CONCAT(&quot;%QX0.0.1.&quot;;[.G33])" office:value-type="string" office:string-value="%QX0.0.1.90" calcext:value-type="string">
            <text:p>%QX0.0.1.90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useToolScT5&quot; address=&quot;%QX0.0.1.90&quot;&gt;&lt;type&gt;                 &lt;BOOL/&gt;               &lt;/type&gt; &lt;/variable&gt;" calcext:value-type="string">
            <text:p>&lt;variable name="useToolScT5" address="%QX0.0.1.9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34])" office:value-type="string" office:string-value="rightRotSaT2" calcext:value-type="string">
            <text:p>rightRotSaT2</text:p>
          </table:table-cell>
          <table:table-cell table:formula="of:=COM.MICROSOFT.CONCAT(&quot;%QX0.0.1.&quot;;[.G34])" office:value-type="string" office:string-value="%QX0.0.1.10" calcext:value-type="string">
            <text:p>%QX0.0.1.10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35])" office:value-type="string" office:string-value="rightRotSaT6" calcext:value-type="string">
            <text:p>rightRotSaT6</text:p>
          </table:table-cell>
          <table:table-cell table:formula="of:=COM.MICROSOFT.CONCAT(&quot;%QX0.0.1.&quot;;[.G35])" office:value-type="string" office:string-value="%QX0.0.1.34" calcext:value-type="string">
            <text:p>%QX0.0.1.34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36])" office:value-type="string" office:string-value="rightRotSbT2" calcext:value-type="string">
            <text:p>rightRotSbT2</text:p>
          </table:table-cell>
          <table:table-cell table:formula="of:=COM.MICROSOFT.CONCAT(&quot;%QX0.0.1.&quot;;[.G36])" office:value-type="string" office:string-value="%QX0.0.1.42" calcext:value-type="string">
            <text:p>%QX0.0.1.42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37])" office:value-type="string" office:string-value="rightRotSbT6" calcext:value-type="string">
            <text:p>rightRotSbT6</text:p>
          </table:table-cell>
          <table:table-cell table:formula="of:=COM.MICROSOFT.CONCAT(&quot;%QX0.0.1.&quot;;[.G37])" office:value-type="string" office:string-value="%QX0.0.1.66" calcext:value-type="string">
            <text:p>%QX0.0.1.66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8])" office:value-type="string" office:string-value="rightRotScT2" calcext:value-type="string">
            <text:p>rightRotScT2</text:p>
          </table:table-cell>
          <table:table-cell table:formula="of:=COM.MICROSOFT.CONCAT(&quot;%QX0.0.1.&quot;;[.G38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9])" office:value-type="string" office:string-value="rightRotScT6" calcext:value-type="string">
            <text:p>rightRotScT6</text:p>
          </table:table-cell>
          <table:table-cell table:formula="of:=COM.MICROSOFT.CONCAT(&quot;%QX0.0.1.&quot;;[.G39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1])" office:value-type="string" office:string-value="rightRotMT6" calcext:value-type="string">
            <text:p>rightRotMT6</text:p>
          </table:table-cell>
          <table:table-cell table:formula="of:=COM.MICROSOFT.CONCAT(&quot;%QX0.0.1.&quot;;[.G41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2])" office:value-type="string" office:string-value="rightRotCT2" calcext:value-type="string">
            <text:p>rightRotCT2</text:p>
          </table:table-cell>
          <table:table-cell table:formula="of:=COM.MICROSOFT.CONCAT(&quot;%QX0.0.1.&quot;;[.G42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43])" office:value-type="string" office:string-value="rightRotCT8" calcext:value-type="string">
            <text:p>rightRotCT8</text:p>
          </table:table-cell>
          <table:table-cell table:formula="of:=COM.MICROSOFT.CONCAT(&quot;%QX0.0.1.&quot;;[.G43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Plus&quot;;[.B44])" office:value-type="string" office:string-value="toolPlusSaT3" calcext:value-type="string">
            <text:p>toolPlusSaT3</text:p>
          </table:table-cell>
          <table:table-cell table:formula="of:=COM.MICROSOFT.CONCAT(&quot;%QX0.0.1.&quot;;[.G44])" office:value-type="string" office:string-value="%QX0.0.1.14" calcext:value-type="string">
            <text:p>%QX0.0.1.14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toolPlusSaT3&quot; address=&quot;%QX0.0.1.14&quot;&gt;&lt;type&gt;                 &lt;BOOL/&gt;               &lt;/type&gt; &lt;/variable&gt;" calcext:value-type="string">
            <text:p>&lt;variable name="toolPlusSaT3" address="%QX0.0.1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formula="of:=COM.MICROSOFT.CONCAT(&quot;toolPlus&quot;;[.B45])" office:value-type="string" office:string-value="toolPlusSaT5" calcext:value-type="string">
            <text:p>toolPlusSaT5</text:p>
          </table:table-cell>
          <table:table-cell table:formula="of:=COM.MICROSOFT.CONCAT(&quot;%QX0.0.1.&quot;;[.G45])" office:value-type="string" office:string-value="%QX0.0.1.25" calcext:value-type="string">
            <text:p>%QX0.0.1.25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toolPlusSaT5&quot; address=&quot;%QX0.0.1.25&quot;&gt;&lt;type&gt;                 &lt;BOOL/&gt;               &lt;/type&gt; &lt;/variable&gt;" calcext:value-type="string">
            <text:p>&lt;variable name="toolPlusSaT5" address="%Q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formula="of:=COM.MICROSOFT.CONCAT(&quot;toolPlus&quot;;[.B46])" office:value-type="string" office:string-value="toolPlusSbT3" calcext:value-type="string">
            <text:p>toolPlusSbT3</text:p>
          </table:table-cell>
          <table:table-cell table:formula="of:=COM.MICROSOFT.CONCAT(&quot;%QX0.0.1.&quot;;[.G46])" office:value-type="string" office:string-value="%QX0.0.1.46" calcext:value-type="string">
            <text:p>%QX0.0.1.46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toolPlusSbT3&quot; address=&quot;%QX0.0.1.46&quot;&gt;&lt;type&gt;                 &lt;BOOL/&gt;               &lt;/type&gt; &lt;/variable&gt;" calcext:value-type="string">
            <text:p>&lt;variable name="toolPlusSbT3" address="%Q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Plus&quot;;[.B47])" office:value-type="string" office:string-value="toolPlusSbT5" calcext:value-type="string">
            <text:p>toolPlusSbT5</text:p>
          </table:table-cell>
          <table:table-cell table:formula="of:=COM.MICROSOFT.CONCAT(&quot;%QX0.0.1.&quot;;[.G47])" office:value-type="string" office:string-value="%QX0.0.1.57" calcext:value-type="string">
            <text:p>%QX0.0.1.57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toolPlusSbT5&quot; address=&quot;%QX0.0.1.57&quot;&gt;&lt;type&gt;                 &lt;BOOL/&gt;               &lt;/type&gt; &lt;/variable&gt;" calcext:value-type="string">
            <text:p>&lt;variable name="toolPlusSbT5" address="%QX0.0.1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formula="of:=COM.MICROSOFT.CONCAT(&quot;toolPlus&quot;;[.B48])" office:value-type="string" office:string-value="toolPlusScT3" calcext:value-type="string">
            <text:p>toolPlusScT3</text:p>
          </table:table-cell>
          <table:table-cell table:formula="of:=COM.MICROSOFT.CONCAT(&quot;%QX0.0.1.&quot;;[.G48])" office:value-type="string" office:string-value="%QX0.0.1.78" calcext:value-type="string">
            <text:p>%QX0.0.1.78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toolPlusScT3&quot; address=&quot;%QX0.0.1.78&quot;&gt;&lt;type&gt;                 &lt;BOOL/&gt;               &lt;/type&gt; &lt;/variable&gt;" calcext:value-type="string">
            <text:p>&lt;variable name="toolPlusScT3" address="%QX0.0.1.7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formula="of:=COM.MICROSOFT.CONCAT(&quot;toolPlus&quot;;[.B49])" office:value-type="string" office:string-value="toolPlusScT5" calcext:value-type="string">
            <text:p>toolPlusScT5</text:p>
          </table:table-cell>
          <table:table-cell table:formula="of:=COM.MICROSOFT.CONCAT(&quot;%QX0.0.1.&quot;;[.G49])" office:value-type="string" office:string-value="%QX0.0.1.89" calcext:value-type="string">
            <text:p>%QX0.0.1.89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toolPlusScT5&quot; address=&quot;%QX0.0.1.89&quot;&gt;&lt;type&gt;                 &lt;BOOL/&gt;               &lt;/type&gt; &lt;/variable&gt;" calcext:value-type="string">
            <text:p>&lt;variable name="toolPlusScT5" address="%QX0.0.1.8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50])" office:value-type="string" office:string-value="leftRotSaT2" calcext:value-type="string">
            <text:p>leftRotSaT2</text:p>
          </table:table-cell>
          <table:table-cell table:formula="of:=COM.MICROSOFT.CONCAT(&quot;%QX0.0.1.&quot;;[.G50])" office:value-type="string" office:string-value="%QX0.0.1.9" calcext:value-type="string">
            <text:p>%QX0.0.1.9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51])" office:value-type="string" office:string-value="leftRotSaT6" calcext:value-type="string">
            <text:p>leftRotSaT6</text:p>
          </table:table-cell>
          <table:table-cell table:formula="of:=COM.MICROSOFT.CONCAT(&quot;%QX0.0.1.&quot;;[.G51])" office:value-type="string" office:string-value="%QX0.0.1.33" calcext:value-type="string">
            <text:p>%QX0.0.1.33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52])" office:value-type="string" office:string-value="leftRotSbT2" calcext:value-type="string">
            <text:p>leftRotSbT2</text:p>
          </table:table-cell>
          <table:table-cell table:formula="of:=COM.MICROSOFT.CONCAT(&quot;%QX0.0.1.&quot;;[.G52])" office:value-type="string" office:string-value="%QX0.0.1.41" calcext:value-type="string">
            <text:p>%QX0.0.1.41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53])" office:value-type="string" office:string-value="leftRotSbT6" calcext:value-type="string">
            <text:p>leftRotSbT6</text:p>
          </table:table-cell>
          <table:table-cell table:formula="of:=COM.MICROSOFT.CONCAT(&quot;%QX0.0.1.&quot;;[.G53])" office:value-type="string" office:string-value="%QX0.0.1.65" calcext:value-type="string">
            <text:p>%QX0.0.1.65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54])" office:value-type="string" office:string-value="leftRotScT2" calcext:value-type="string">
            <text:p>leftRotScT2</text:p>
          </table:table-cell>
          <table:table-cell table:formula="of:=COM.MICROSOFT.CONCAT(&quot;%QX0.0.1.&quot;;[.G54])" office:value-type="string" office:string-value="%QX0.0.1.73" calcext:value-type="string">
            <text:p>%QX0.0.1.73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55])" office:value-type="string" office:string-value="leftRotScT6" calcext:value-type="string">
            <text:p>leftRotScT6</text:p>
          </table:table-cell>
          <table:table-cell table:formula="of:=COM.MICROSOFT.CONCAT(&quot;%QX0.0.1.&quot;;[.G5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56])" office:value-type="string" office:string-value="leftRotMT2" calcext:value-type="string">
            <text:p>leftRotMT2</text:p>
          </table:table-cell>
          <table:table-cell table:formula="of:=COM.MICROSOFT.CONCAT(&quot;%QX0.0.1.&quot;;[.G56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57])" office:value-type="string" office:string-value="leftRotMT6" calcext:value-type="string">
            <text:p>leftRotMT6</text:p>
          </table:table-cell>
          <table:table-cell table:formula="of:=COM.MICROSOFT.CONCAT(&quot;%QX0.0.1.&quot;;[.G57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58])" office:value-type="string" office:string-value="leftRotCT2" calcext:value-type="string">
            <text:p>leftRotCT2</text:p>
          </table:table-cell>
          <table:table-cell table:formula="of:=COM.MICROSOFT.CONCAT(&quot;%QX0.0.1.&quot;;[.G58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9])" office:value-type="string" office:string-value="leftRotCT8" calcext:value-type="string">
            <text:p>leftRotCT8</text:p>
          </table:table-cell>
          <table:table-cell table:formula="of:=COM.MICROSOFT.CONCAT(&quot;%QX0.0.1.&quot;;[.G59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formula="of:=COM.MICROSOFT.CONCAT(&quot;toolMinus&quot;;[.B60])" office:value-type="string" office:string-value="toolMinusSaT3" calcext:value-type="string">
            <text:p>toolMinusSaT3</text:p>
          </table:table-cell>
          <table:table-cell table:formula="of:=COM.MICROSOFT.CONCAT(&quot;%QX0.0.1.&quot;;[.G60])" office:value-type="string" office:string-value="%QX0.0.1.13" calcext:value-type="string">
            <text:p>%QX0.0.1.13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toolMinusSaT3&quot; address=&quot;%QX0.0.1.13&quot;&gt;&lt;type&gt;                 &lt;BOOL/&gt;               &lt;/type&gt; &lt;/variable&gt;" calcext:value-type="string">
            <text:p>&lt;variable name="toolMinusSaT3" address="%QX0.0.1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formula="of:=COM.MICROSOFT.CONCAT(&quot;toolMinus&quot;;[.B61])" office:value-type="string" office:string-value="toolMinusSaT5" calcext:value-type="string">
            <text:p>toolMinusSaT5</text:p>
          </table:table-cell>
          <table:table-cell table:formula="of:=COM.MICROSOFT.CONCAT(&quot;%QX0.0.1.&quot;;[.G61])" office:value-type="string" office:string-value="%QX0.0.1.24" calcext:value-type="string">
            <text:p>%QX0.0.1.24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toolMinusSaT5&quot; address=&quot;%QX0.0.1.24&quot;&gt;&lt;type&gt;                 &lt;BOOL/&gt;               &lt;/type&gt; &lt;/variable&gt;" calcext:value-type="string">
            <text:p>&lt;variable name="toolMinusSaT5" address="%QX0.0.1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formula="of:=COM.MICROSOFT.CONCAT(&quot;toolMinus&quot;;[.B62])" office:value-type="string" office:string-value="toolMinusSbT3" calcext:value-type="string">
            <text:p>toolMinusSbT3</text:p>
          </table:table-cell>
          <table:table-cell table:formula="of:=COM.MICROSOFT.CONCAT(&quot;%QX0.0.1.&quot;;[.G62])" office:value-type="string" office:string-value="%QX0.0.1.45" calcext:value-type="string">
            <text:p>%QX0.0.1.45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toolMinusSbT3&quot; address=&quot;%QX0.0.1.45&quot;&gt;&lt;type&gt;                 &lt;BOOL/&gt;               &lt;/type&gt; &lt;/variable&gt;" calcext:value-type="string">
            <text:p>&lt;variable name="toolMinusSbT3" address="%QX0.0.1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Minus&quot;;[.B63])" office:value-type="string" office:string-value="toolMinusSbT5" calcext:value-type="string">
            <text:p>toolMinusSbT5</text:p>
          </table:table-cell>
          <table:table-cell table:formula="of:=COM.MICROSOFT.CONCAT(&quot;%QX0.0.1.&quot;;[.G63])" office:value-type="string" office:string-value="%QX0.0.1.56" calcext:value-type="string">
            <text:p>%QX0.0.1.56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toolMinusSbT5&quot; address=&quot;%QX0.0.1.56&quot;&gt;&lt;type&gt;                 &lt;BOOL/&gt;               &lt;/type&gt; &lt;/variable&gt;" calcext:value-type="string">
            <text:p>&lt;variable name="toolMinusSbT5" address="%QX0.0.1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formula="of:=COM.MICROSOFT.CONCAT(&quot;toolMinus&quot;;[.B64])" office:value-type="string" office:string-value="toolMinusScT3" calcext:value-type="string">
            <text:p>toolMinusScT3</text:p>
          </table:table-cell>
          <table:table-cell table:formula="of:=COM.MICROSOFT.CONCAT(&quot;%QX0.0.1.&quot;;[.G64])" office:value-type="string" office:string-value="%QX0.0.1.77" calcext:value-type="string">
            <text:p>%QX0.0.1.77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toolMinusScT3&quot; address=&quot;%QX0.0.1.77&quot;&gt;&lt;type&gt;                 &lt;BOOL/&gt;               &lt;/type&gt; &lt;/variable&gt;" calcext:value-type="string">
            <text:p>&lt;variable name="toolMinusScT3" address="%QX0.0.1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formula="of:=COM.MICROSOFT.CONCAT(&quot;toolMinus&quot;;[.B65])" office:value-type="string" office:string-value="toolMinusScT5" calcext:value-type="string">
            <text:p>toolMinusScT5</text:p>
          </table:table-cell>
          <table:table-cell table:formula="of:=COM.MICROSOFT.CONCAT(&quot;%QX0.0.1.&quot;;[.G65])" office:value-type="string" office:string-value="%QX0.0.1.88" calcext:value-type="string">
            <text:p>%QX0.0.1.88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toolMinusScT5&quot; address=&quot;%QX0.0.1.88&quot;&gt;&lt;type&gt;                 &lt;BOOL/&gt;               &lt;/type&gt; &lt;/variable&gt;" calcext:value-type="string">
            <text:p>&lt;variable name="toolMinusScT5" address="%QX0.0.1.8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66])" office:value-type="string" office:string-value="pushBackCT4" calcext:value-type="string">
            <text:p>pushBackCT4</text:p>
          </table:table-cell>
          <table:table-cell table:formula="of:=COM.MICROSOFT.CONCAT(&quot;%QX0.0.1.&quot;;[.G66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67])" office:value-type="string" office:string-value="pushBackCT5" calcext:value-type="string">
            <text:p>pushBackCT5</text:p>
          </table:table-cell>
          <table:table-cell table:formula="of:=COM.MICROSOFT.CONCAT(&quot;%QX0.0.1.&quot;;[.G67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68])" office:value-type="string" office:string-value="pushBackCT6" calcext:value-type="string">
            <text:p>pushBackCT6</text:p>
          </table:table-cell>
          <table:table-cell table:formula="of:=COM.MICROSOFT.CONCAT(&quot;%QX0.0.1.&quot;;[.G68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69])" office:value-type="string" office:string-value="pushForwardCT4" calcext:value-type="string">
            <text:p>pushForwardCT4</text:p>
          </table:table-cell>
          <table:table-cell table:formula="of:=COM.MICROSOFT.CONCAT(&quot;%QX0.0.1.&quot;;[.G6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70])" office:value-type="string" office:string-value="pushForwardCT5" calcext:value-type="string">
            <text:p>pushForwardCT5</text:p>
          </table:table-cell>
          <table:table-cell table:formula="of:=COM.MICROSOFT.CONCAT(&quot;%QX0.0.1.&quot;;[.G70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71])" office:value-type="string" office:string-value="pushForwardCT6" calcext:value-type="string">
            <text:p>pushForwardCT6</text:p>
          </table:table-cell>
          <table:table-cell table:formula="of:=COM.MICROSOFT.CONCAT(&quot;%QX0.0.1.&quot;;[.G71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78])" office:value-type="string" office:string-value="backAT1" calcext:value-type="string">
            <text:p>backAT1</text:p>
          </table:table-cell>
          <table:table-cell table:formula="of:=COM.MICROSOFT.CONCAT(&quot;%QX0.0.1.&quot;;[.G78])" office:value-type="string" office:string-value="%QX0.0.1.0" calcext:value-type="string">
            <text:p>%QX0.0.1.0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79])" office:value-type="string" office:string-value="backAT2" calcext:value-type="string">
            <text:p>backAT2</text:p>
          </table:table-cell>
          <table:table-cell table:formula="of:=COM.MICROSOFT.CONCAT(&quot;%QX0.0.1.&quot;;[.G79])" office:value-type="string" office:string-value="%QX0.0.1.2" calcext:value-type="string">
            <text:p>%QX0.0.1.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80])" office:value-type="string" office:string-value="backSaT2" calcext:value-type="string">
            <text:p>backSaT2</text:p>
          </table:table-cell>
          <table:table-cell table:formula="of:=COM.MICROSOFT.CONCAT(&quot;%QX0.0.1.&quot;;[.G80])" office:value-type="string" office:string-value="%QX0.0.1.7" calcext:value-type="string">
            <text:p>%QX0.0.1.7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81])" office:value-type="string" office:string-value="backSaT6" calcext:value-type="string">
            <text:p>backSaT6</text:p>
          </table:table-cell>
          <table:table-cell table:formula="of:=COM.MICROSOFT.CONCAT(&quot;%QX0.0.1.&quot;;[.G81])" office:value-type="string" office:string-value="%QX0.0.1.31" calcext:value-type="string">
            <text:p>%QX0.0.1.31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82])" office:value-type="string" office:string-value="backSbT2" calcext:value-type="string">
            <text:p>backSbT2</text:p>
          </table:table-cell>
          <table:table-cell table:formula="of:=COM.MICROSOFT.CONCAT(&quot;%QX0.0.1.&quot;;[.G82])" office:value-type="string" office:string-value="%QX0.0.1.39" calcext:value-type="string">
            <text:p>%QX0.0.1.39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83])" office:value-type="string" office:string-value="backSbT6" calcext:value-type="string">
            <text:p>backSbT6</text:p>
          </table:table-cell>
          <table:table-cell table:formula="of:=COM.MICROSOFT.CONCAT(&quot;%QX0.0.1.&quot;;[.G83])" office:value-type="string" office:string-value="%QX0.0.1.63" calcext:value-type="string">
            <text:p>%QX0.0.1.63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84])" office:value-type="string" office:string-value="backScT2" calcext:value-type="string">
            <text:p>backScT2</text:p>
          </table:table-cell>
          <table:table-cell table:formula="of:=COM.MICROSOFT.CONCAT(&quot;%QX0.0.1.&quot;;[.G84])" office:value-type="string" office:string-value="%QX0.0.1.71" calcext:value-type="string">
            <text:p>%QX0.0.1.71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85])" office:value-type="string" office:string-value="backScT6" calcext:value-type="string">
            <text:p>backScT6</text:p>
          </table:table-cell>
          <table:table-cell table:formula="of:=COM.MICROSOFT.CONCAT(&quot;%QX0.0.1.&quot;;[.G85])" office:value-type="string" office:string-value="%QX0.0.1.95" calcext:value-type="string">
            <text:p>%QX0.0.1.95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86])" office:value-type="string" office:string-value="backMT2" calcext:value-type="string">
            <text:p>backMT2</text:p>
          </table:table-cell>
          <table:table-cell table:formula="of:=COM.MICROSOFT.CONCAT(&quot;%QX0.0.1.&quot;;[.G86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87])" office:value-type="string" office:string-value="backMT6" calcext:value-type="string">
            <text:p>backMT6</text:p>
          </table:table-cell>
          <table:table-cell table:formula="of:=COM.MICROSOFT.CONCAT(&quot;%QX0.0.1.&quot;;[.G87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88])" office:value-type="string" office:string-value="backCT2" calcext:value-type="string">
            <text:p>backCT2</text:p>
          </table:table-cell>
          <table:table-cell table:formula="of:=COM.MICROSOFT.CONCAT(&quot;%QX0.0.1.&quot;;[.G88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89])" office:value-type="string" office:string-value="backCT8" calcext:value-type="string">
            <text:p>backCT8</text:p>
          </table:table-cell>
          <table:table-cell table:formula="of:=COM.MICROSOFT.CONCAT(&quot;%QX0.0.1.&quot;;[.G8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90])" office:value-type="string" office:string-value="backCT4" calcext:value-type="string">
            <text:p>backCT4</text:p>
          </table:table-cell>
          <table:table-cell table:formula="of:=COM.MICROSOFT.CONCAT(&quot;%QX0.0.1.&quot;;[.G90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1])" office:value-type="string" office:string-value="backCT5" calcext:value-type="string">
            <text:p>backCT5</text:p>
          </table:table-cell>
          <table:table-cell table:formula="of:=COM.MICROSOFT.CONCAT(&quot;%QX0.0.1.&quot;;[.G91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2])" office:value-type="string" office:string-value="backCT6" calcext:value-type="string">
            <text:p>backCT6</text:p>
          </table:table-cell>
          <table:table-cell table:formula="of:=COM.MICROSOFT.CONCAT(&quot;%QX0.0.1.&quot;;[.G92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93])" office:value-type="string" office:string-value="backSaT3" calcext:value-type="string">
            <text:p>backSaT3</text:p>
          </table:table-cell>
          <table:table-cell table:formula="of:=COM.MICROSOFT.CONCAT(&quot;%QX0.0.1.&quot;;[.G93])" office:value-type="string" office:string-value="%QX0.0.1.11" calcext:value-type="string">
            <text:p>%QX0.0.1.11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94])" office:value-type="string" office:string-value="backSaT5" calcext:value-type="string">
            <text:p>backSaT5</text:p>
          </table:table-cell>
          <table:table-cell table:formula="of:=COM.MICROSOFT.CONCAT(&quot;%QX0.0.1.&quot;;[.G94])" office:value-type="string" office:string-value="%QX0.0.1.22" calcext:value-type="string">
            <text:p>%QX0.0.1.22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95])" office:value-type="string" office:string-value="backSbT3" calcext:value-type="string">
            <text:p>backSbT3</text:p>
          </table:table-cell>
          <table:table-cell table:formula="of:=COM.MICROSOFT.CONCAT(&quot;%QX0.0.1.&quot;;[.G9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96])" office:value-type="string" office:string-value="backSbT5" calcext:value-type="string">
            <text:p>backSbT5</text:p>
          </table:table-cell>
          <table:table-cell table:formula="of:=COM.MICROSOFT.CONCAT(&quot;%QX0.0.1.&quot;;[.G96])" office:value-type="string" office:string-value="%QX0.0.1.54" calcext:value-type="string">
            <text:p>%QX0.0.1.54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97])" office:value-type="string" office:string-value="backScT3" calcext:value-type="string">
            <text:p>backScT3</text:p>
          </table:table-cell>
          <table:table-cell table:formula="of:=COM.MICROSOFT.CONCAT(&quot;%QX0.0.1.&quot;;[.G97])" office:value-type="string" office:string-value="%QX0.0.1.75" calcext:value-type="string">
            <text:p>%QX0.0.1.75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98])" office:value-type="string" office:string-value="backScT5" calcext:value-type="string">
            <text:p>backScT5</text:p>
          </table:table-cell>
          <table:table-cell table:formula="of:=COM.MICROSOFT.CONCAT(&quot;%QX0.0.1.&quot;;[.G98])" office:value-type="string" office:string-value="%QX0.0.1.86" calcext:value-type="string">
            <text:p>%QX0.0.1.86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99])" office:value-type="string" office:string-value="backSaT1" calcext:value-type="string">
            <text:p>backSaT1</text:p>
          </table:table-cell>
          <table:table-cell table:formula="of:=COM.MICROSOFT.CONCAT(&quot;%QX0.0.1.&quot;;[.G99])" office:value-type="string" office:string-value="%QX0.0.1.5" calcext:value-type="string">
            <text:p>%QX0.0.1.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00])" office:value-type="string" office:string-value="backSaT4" calcext:value-type="string">
            <text:p>backSaT4</text:p>
          </table:table-cell>
          <table:table-cell table:formula="of:=COM.MICROSOFT.CONCAT(&quot;%QX0.0.1.&quot;;[.G100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101])" office:value-type="string" office:string-value="backSaT7" calcext:value-type="string">
            <text:p>backSaT7</text:p>
          </table:table-cell>
          <table:table-cell table:formula="of:=COM.MICROSOFT.CONCAT(&quot;%QX0.0.1.&quot;;[.G1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102])" office:value-type="string" office:string-value="backSbT1" calcext:value-type="string">
            <text:p>backSbT1</text:p>
          </table:table-cell>
          <table:table-cell table:formula="of:=COM.MICROSOFT.CONCAT(&quot;%QX0.0.1.&quot;;[.G102])" office:value-type="string" office:string-value="%QX0.0.1.37" calcext:value-type="string">
            <text:p>%QX0.0.1.37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103])" office:value-type="string" office:string-value="backSbT4" calcext:value-type="string">
            <text:p>backSbT4</text:p>
          </table:table-cell>
          <table:table-cell table:formula="of:=COM.MICROSOFT.CONCAT(&quot;%QX0.0.1.&quot;;[.G103])" office:value-type="string" office:string-value="%QX0.0.1.52" calcext:value-type="string">
            <text:p>%QX0.0.1.52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104])" office:value-type="string" office:string-value="backSbT7" calcext:value-type="string">
            <text:p>backSbT7</text:p>
          </table:table-cell>
          <table:table-cell table:formula="of:=COM.MICROSOFT.CONCAT(&quot;%QX0.0.1.&quot;;[.G104])" office:value-type="string" office:string-value="%QX0.0.1.67" calcext:value-type="string">
            <text:p>%QX0.0.1.67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105])" office:value-type="string" office:string-value="backScT1" calcext:value-type="string">
            <text:p>backScT1</text:p>
          </table:table-cell>
          <table:table-cell table:formula="of:=COM.MICROSOFT.CONCAT(&quot;%QX0.0.1.&quot;;[.G105])" office:value-type="string" office:string-value="%QX0.0.1.69" calcext:value-type="string">
            <text:p>%QX0.0.1.69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106])" office:value-type="string" office:string-value="backScT4" calcext:value-type="string">
            <text:p>backScT4</text:p>
          </table:table-cell>
          <table:table-cell table:formula="of:=COM.MICROSOFT.CONCAT(&quot;%QX0.0.1.&quot;;[.G106])" office:value-type="string" office:string-value="%QX0.0.1.84" calcext:value-type="string">
            <text:p>%QX0.0.1.84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107])" office:value-type="string" office:string-value="backScT7" calcext:value-type="string">
            <text:p>backScT7</text:p>
          </table:table-cell>
          <table:table-cell table:formula="of:=COM.MICROSOFT.CONCAT(&quot;%QX0.0.1.&quot;;[.G107])" office:value-type="string" office:string-value="%QX0.0.1.99" calcext:value-type="string">
            <text:p>%QX0.0.1.99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108])" office:value-type="string" office:string-value="backMT1" calcext:value-type="string">
            <text:p>backMT1</text:p>
          </table:table-cell>
          <table:table-cell table:formula="of:=COM.MICROSOFT.CONCAT(&quot;%QX0.0.1.&quot;;[.G108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109])" office:value-type="string" office:string-value="backMT3" calcext:value-type="string">
            <text:p>backMT3</text:p>
          </table:table-cell>
          <table:table-cell table:formula="of:=COM.MICROSOFT.CONCAT(&quot;%QX0.0.1.&quot;;[.G109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109];&quot;&quot;&quot;&quot;;&quot; address=&quot;&quot;&quot;;[.I109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110])" office:value-type="string" office:string-value="backMT4" calcext:value-type="string">
            <text:p>backMT4</text:p>
          </table:table-cell>
          <table:table-cell table:formula="of:=COM.MICROSOFT.CONCAT(&quot;%QX0.0.1.&quot;;[.G110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110];&quot;&quot;&quot;&quot;;&quot; address=&quot;&quot;&quot;;[.I110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111])" office:value-type="string" office:string-value="backMT5" calcext:value-type="string">
            <text:p>backMT5</text:p>
          </table:table-cell>
          <table:table-cell table:formula="of:=COM.MICROSOFT.CONCAT(&quot;%QX0.0.1.&quot;;[.G11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111];&quot;&quot;&quot;&quot;;&quot; address=&quot;&quot;&quot;;[.I11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112])" office:value-type="string" office:string-value="backCT1" calcext:value-type="string">
            <text:p>backCT1</text:p>
          </table:table-cell>
          <table:table-cell table:formula="of:=COM.MICROSOFT.CONCAT(&quot;%QX0.0.1.&quot;;[.G112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112];&quot;&quot;&quot;&quot;;&quot; address=&quot;&quot;&quot;;[.I112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113])" office:value-type="string" office:string-value="backCT3" calcext:value-type="string">
            <text:p>backCT3</text:p>
          </table:table-cell>
          <table:table-cell table:formula="of:=COM.MICROSOFT.CONCAT(&quot;%QX0.0.1.&quot;;[.G113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113];&quot;&quot;&quot;&quot;;&quot; address=&quot;&quot;&quot;;[.I113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114])" office:value-type="string" office:string-value="backCT7" calcext:value-type="string">
            <text:p>backCT7</text:p>
          </table:table-cell>
          <table:table-cell table:formula="of:=COM.MICROSOFT.CONCAT(&quot;%QX0.0.1.&quot;;[.G114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114];&quot;&quot;&quot;&quot;;&quot; address=&quot;&quot;&quot;;[.I114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115])" office:value-type="string" office:string-value="backCT9" calcext:value-type="string">
            <text:p>backCT9</text:p>
          </table:table-cell>
          <table:table-cell table:formula="of:=COM.MICROSOFT.CONCAT(&quot;%QX0.0.1.&quot;;[.G115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115];&quot;&quot;&quot;&quot;;&quot; address=&quot;&quot;&quot;;[.I115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116])" office:value-type="string" office:string-value="forwardAT1" calcext:value-type="string">
            <text:p>forwardAT1</text:p>
          </table:table-cell>
          <table:table-cell table:formula="of:=COM.MICROSOFT.CONCAT(&quot;%QX0.0.1.&quot;;[.G116])" office:value-type="string" office:string-value="%QX0.0.1.1" calcext:value-type="string">
            <text:p>%QX0.0.1.1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117])" office:value-type="string" office:string-value="forwardAT2" calcext:value-type="string">
            <text:p>forwardAT2</text:p>
          </table:table-cell>
          <table:table-cell table:formula="of:=COM.MICROSOFT.CONCAT(&quot;%QX0.0.1.&quot;;[.G117])" office:value-type="string" office:string-value="%QX0.0.1.3" calcext:value-type="string">
            <text:p>%QX0.0.1.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18])" office:value-type="string" office:string-value="forwardSaT2" calcext:value-type="string">
            <text:p>forwardSaT2</text:p>
          </table:table-cell>
          <table:table-cell table:formula="of:=COM.MICROSOFT.CONCAT(&quot;%QX0.0.1.&quot;;[.G118])" office:value-type="string" office:string-value="%QX0.0.1.8" calcext:value-type="string">
            <text:p>%QX0.0.1.8</text:p>
          </table:table-cell>
          <table:table-cell table:formula="of:=COM.MICROSOFT.CONCAT(&quot;&lt;variable name=&quot;&quot;&quot;;[.H118];&quot;&quot;&quot;&quot;;&quot; address=&quot;&quot;&quot;;[.I118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19])" office:value-type="string" office:string-value="forwardSaT6" calcext:value-type="string">
            <text:p>forwardSaT6</text:p>
          </table:table-cell>
          <table:table-cell table:formula="of:=COM.MICROSOFT.CONCAT(&quot;%QX0.0.1.&quot;;[.G119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19];&quot;&quot;&quot;&quot;;&quot; address=&quot;&quot;&quot;;[.I119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120])" office:value-type="string" office:string-value="forwardSbT2" calcext:value-type="string">
            <text:p>forwardSbT2</text:p>
          </table:table-cell>
          <table:table-cell table:formula="of:=COM.MICROSOFT.CONCAT(&quot;%QX0.0.1.&quot;;[.G120])" office:value-type="string" office:string-value="%QX0.0.1.40" calcext:value-type="string">
            <text:p>%QX0.0.1.40</text:p>
          </table:table-cell>
          <table:table-cell table:formula="of:=COM.MICROSOFT.CONCAT(&quot;&lt;variable name=&quot;&quot;&quot;;[.H120];&quot;&quot;&quot;&quot;;&quot; address=&quot;&quot;&quot;;[.I120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121])" office:value-type="string" office:string-value="forwardSbT6" calcext:value-type="string">
            <text:p>forwardSbT6</text:p>
          </table:table-cell>
          <table:table-cell table:formula="of:=COM.MICROSOFT.CONCAT(&quot;%QX0.0.1.&quot;;[.G121])" office:value-type="string" office:string-value="%QX0.0.1.64" calcext:value-type="string">
            <text:p>%QX0.0.1.64</text:p>
          </table:table-cell>
          <table:table-cell table:formula="of:=COM.MICROSOFT.CONCAT(&quot;&lt;variable name=&quot;&quot;&quot;;[.H121];&quot;&quot;&quot;&quot;;&quot; address=&quot;&quot;&quot;;[.I121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122])" office:value-type="string" office:string-value="forwardScT2" calcext:value-type="string">
            <text:p>forwardScT2</text:p>
          </table:table-cell>
          <table:table-cell table:formula="of:=COM.MICROSOFT.CONCAT(&quot;%QX0.0.1.&quot;;[.G122])" office:value-type="string" office:string-value="%QX0.0.1.72" calcext:value-type="string">
            <text:p>%QX0.0.1.72</text:p>
          </table:table-cell>
          <table:table-cell table:formula="of:=COM.MICROSOFT.CONCAT(&quot;&lt;variable name=&quot;&quot;&quot;;[.H122];&quot;&quot;&quot;&quot;;&quot; address=&quot;&quot;&quot;;[.I122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123])" office:value-type="string" office:string-value="forwardScT6" calcext:value-type="string">
            <text:p>forwardScT6</text:p>
          </table:table-cell>
          <table:table-cell table:formula="of:=COM.MICROSOFT.CONCAT(&quot;%QX0.0.1.&quot;;[.G123])" office:value-type="string" office:string-value="%QX0.0.1.96" calcext:value-type="string">
            <text:p>%QX0.0.1.96</text:p>
          </table:table-cell>
          <table:table-cell table:formula="of:=COM.MICROSOFT.CONCAT(&quot;&lt;variable name=&quot;&quot;&quot;;[.H123];&quot;&quot;&quot;&quot;;&quot; address=&quot;&quot;&quot;;[.I123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124])" office:value-type="string" office:string-value="forwardMT2" calcext:value-type="string">
            <text:p>forwardMT2</text:p>
          </table:table-cell>
          <table:table-cell table:formula="of:=COM.MICROSOFT.CONCAT(&quot;%QX0.0.1.&quot;;[.G124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124];&quot;&quot;&quot;&quot;;&quot; address=&quot;&quot;&quot;;[.I124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125])" office:value-type="string" office:string-value="forwardMT6" calcext:value-type="string">
            <text:p>forwardMT6</text:p>
          </table:table-cell>
          <table:table-cell table:formula="of:=COM.MICROSOFT.CONCAT(&quot;%QX0.0.1.&quot;;[.G125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126])" office:value-type="string" office:string-value="forwardCT2" calcext:value-type="string">
            <text:p>forwardCT2</text:p>
          </table:table-cell>
          <table:table-cell table:formula="of:=COM.MICROSOFT.CONCAT(&quot;%QX0.0.1.&quot;;[.G12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127])" office:value-type="string" office:string-value="forwardCT8" calcext:value-type="string">
            <text:p>forwardCT8</text:p>
          </table:table-cell>
          <table:table-cell table:formula="of:=COM.MICROSOFT.CONCAT(&quot;%QX0.0.1.&quot;;[.G127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127];&quot;&quot;&quot;&quot;;&quot; address=&quot;&quot;&quot;;[.I127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128])" office:value-type="string" office:string-value="forwardCT4" calcext:value-type="string">
            <text:p>forwardCT4</text:p>
          </table:table-cell>
          <table:table-cell table:formula="of:=COM.MICROSOFT.CONCAT(&quot;%QX0.0.1.&quot;;[.G128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128];&quot;&quot;&quot;&quot;;&quot; address=&quot;&quot;&quot;;[.I128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129])" office:value-type="string" office:string-value="forwardCT5" calcext:value-type="string">
            <text:p>forwardCT5</text:p>
          </table:table-cell>
          <table:table-cell table:formula="of:=COM.MICROSOFT.CONCAT(&quot;%QX0.0.1.&quot;;[.G129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129];&quot;&quot;&quot;&quot;;&quot; address=&quot;&quot;&quot;;[.I129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130])" office:value-type="string" office:string-value="forwardCT6" calcext:value-type="string">
            <text:p>forwardCT6</text:p>
          </table:table-cell>
          <table:table-cell table:formula="of:=COM.MICROSOFT.CONCAT(&quot;%QX0.0.1.&quot;;[.G130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130];&quot;&quot;&quot;&quot;;&quot; address=&quot;&quot;&quot;;[.I130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31])" office:value-type="string" office:string-value="forwardSaT3" calcext:value-type="string">
            <text:p>forwardSaT3</text:p>
          </table:table-cell>
          <table:table-cell table:formula="of:=COM.MICROSOFT.CONCAT(&quot;%QX0.0.1.&quot;;[.G131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31];&quot;&quot;&quot;&quot;;&quot; address=&quot;&quot;&quot;;[.I131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32])" office:value-type="string" office:string-value="forwardSaT5" calcext:value-type="string">
            <text:p>forwardSaT5</text:p>
          </table:table-cell>
          <table:table-cell table:formula="of:=COM.MICROSOFT.CONCAT(&quot;%QX0.0.1.&quot;;[.G132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32];&quot;&quot;&quot;&quot;;&quot; address=&quot;&quot;&quot;;[.I132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33])" office:value-type="string" office:string-value="forwardSbT3" calcext:value-type="string">
            <text:p>forwardSbT3</text:p>
          </table:table-cell>
          <table:table-cell table:formula="of:=COM.MICROSOFT.CONCAT(&quot;%QX0.0.1.&quot;;[.G133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33];&quot;&quot;&quot;&quot;;&quot; address=&quot;&quot;&quot;;[.I133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4])" office:value-type="string" office:string-value="forwardSbT5" calcext:value-type="string">
            <text:p>forwardSbT5</text:p>
          </table:table-cell>
          <table:table-cell table:formula="of:=COM.MICROSOFT.CONCAT(&quot;%QX0.0.1.&quot;;[.G134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35])" office:value-type="string" office:string-value="forwardScT3" calcext:value-type="string">
            <text:p>forwardScT3</text:p>
          </table:table-cell>
          <table:table-cell table:formula="of:=COM.MICROSOFT.CONCAT(&quot;%QX0.0.1.&quot;;[.G135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36])" office:value-type="string" office:string-value="forwardScT5" calcext:value-type="string">
            <text:p>forwardScT5</text:p>
          </table:table-cell>
          <table:table-cell table:formula="of:=COM.MICROSOFT.CONCAT(&quot;%QX0.0.1.&quot;;[.G136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36];&quot;&quot;&quot;&quot;;&quot; address=&quot;&quot;&quot;;[.I136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37])" office:value-type="string" office:string-value="forwardSaT1" calcext:value-type="string">
            <text:p>forwardSaT1</text:p>
          </table:table-cell>
          <table:table-cell table:formula="of:=COM.MICROSOFT.CONCAT(&quot;%QX0.0.1.&quot;;[.G137])" office:value-type="string" office:string-value="%QX0.0.1.6" calcext:value-type="string">
            <text:p>%QX0.0.1.6</text:p>
          </table:table-cell>
          <table:table-cell table:formula="of:=COM.MICROSOFT.CONCAT(&quot;&lt;variable name=&quot;&quot;&quot;;[.H137];&quot;&quot;&quot;&quot;;&quot; address=&quot;&quot;&quot;;[.I137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138])" office:value-type="string" office:string-value="forwardSaT4" calcext:value-type="string">
            <text:p>forwardSaT4</text:p>
          </table:table-cell>
          <table:table-cell table:formula="of:=COM.MICROSOFT.CONCAT(&quot;%QX0.0.1.&quot;;[.G138])" office:value-type="string" office:string-value="%QX0.0.1.21" calcext:value-type="string">
            <text:p>%QX0.0.1.21</text:p>
          </table:table-cell>
          <table:table-cell table:formula="of:=COM.MICROSOFT.CONCAT(&quot;&lt;variable name=&quot;&quot;&quot;;[.H138];&quot;&quot;&quot;&quot;;&quot; address=&quot;&quot;&quot;;[.I138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139])" office:value-type="string" office:string-value="forwardSaT7" calcext:value-type="string">
            <text:p>forwardSaT7</text:p>
          </table:table-cell>
          <table:table-cell table:formula="of:=COM.MICROSOFT.CONCAT(&quot;%QX0.0.1.&quot;;[.G139])" office:value-type="string" office:string-value="%QX0.0.1.36" calcext:value-type="string">
            <text:p>%QX0.0.1.36</text:p>
          </table:table-cell>
          <table:table-cell table:formula="of:=COM.MICROSOFT.CONCAT(&quot;&lt;variable name=&quot;&quot;&quot;;[.H139];&quot;&quot;&quot;&quot;;&quot; address=&quot;&quot;&quot;;[.I139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140])" office:value-type="string" office:string-value="forwardSbT1" calcext:value-type="string">
            <text:p>forwardSbT1</text:p>
          </table:table-cell>
          <table:table-cell table:formula="of:=COM.MICROSOFT.CONCAT(&quot;%QX0.0.1.&quot;;[.G140])" office:value-type="string" office:string-value="%QX0.0.1.38" calcext:value-type="string">
            <text:p>%QX0.0.1.38</text:p>
          </table:table-cell>
          <table:table-cell table:formula="of:=COM.MICROSOFT.CONCAT(&quot;&lt;variable name=&quot;&quot;&quot;;[.H140];&quot;&quot;&quot;&quot;;&quot; address=&quot;&quot;&quot;;[.I140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141])" office:value-type="string" office:string-value="forwardSbT4" calcext:value-type="string">
            <text:p>forwardSbT4</text:p>
          </table:table-cell>
          <table:table-cell table:formula="of:=COM.MICROSOFT.CONCAT(&quot;%QX0.0.1.&quot;;[.G141])" office:value-type="string" office:string-value="%QX0.0.1.53" calcext:value-type="string">
            <text:p>%QX0.0.1.53</text:p>
          </table:table-cell>
          <table:table-cell table:formula="of:=COM.MICROSOFT.CONCAT(&quot;&lt;variable name=&quot;&quot;&quot;;[.H141];&quot;&quot;&quot;&quot;;&quot; address=&quot;&quot;&quot;;[.I141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142])" office:value-type="string" office:string-value="forwardSbT7" calcext:value-type="string">
            <text:p>forwardSbT7</text:p>
          </table:table-cell>
          <table:table-cell table:formula="of:=COM.MICROSOFT.CONCAT(&quot;%QX0.0.1.&quot;;[.G142])" office:value-type="string" office:string-value="%QX0.0.1.68" calcext:value-type="string">
            <text:p>%QX0.0.1.68</text:p>
          </table:table-cell>
          <table:table-cell table:formula="of:=COM.MICROSOFT.CONCAT(&quot;&lt;variable name=&quot;&quot;&quot;;[.H142];&quot;&quot;&quot;&quot;;&quot; address=&quot;&quot;&quot;;[.I142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143])" office:value-type="string" office:string-value="forwardScT1" calcext:value-type="string">
            <text:p>forwardScT1</text:p>
          </table:table-cell>
          <table:table-cell table:formula="of:=COM.MICROSOFT.CONCAT(&quot;%QX0.0.1.&quot;;[.G143])" office:value-type="string" office:string-value="%QX0.0.1.70" calcext:value-type="string">
            <text:p>%QX0.0.1.70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144])" office:value-type="string" office:string-value="forwardScT4" calcext:value-type="string">
            <text:p>forwardScT4</text:p>
          </table:table-cell>
          <table:table-cell table:formula="of:=COM.MICROSOFT.CONCAT(&quot;%QX0.0.1.&quot;;[.G144])" office:value-type="string" office:string-value="%QX0.0.1.85" calcext:value-type="string">
            <text:p>%QX0.0.1.85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145])" office:value-type="string" office:string-value="forwardScT7" calcext:value-type="string">
            <text:p>forwardScT7</text:p>
          </table:table-cell>
          <table:table-cell table:formula="of:=COM.MICROSOFT.CONCAT(&quot;%QX0.0.1.&quot;;[.G145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145];&quot;&quot;&quot;&quot;;&quot; address=&quot;&quot;&quot;;[.I145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146])" office:value-type="string" office:string-value="forwardMT1" calcext:value-type="string">
            <text:p>forwardMT1</text:p>
          </table:table-cell>
          <table:table-cell table:formula="of:=COM.MICROSOFT.CONCAT(&quot;%QX0.0.1.&quot;;[.G14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146];&quot;&quot;&quot;&quot;;&quot; address=&quot;&quot;&quot;;[.I14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147])" office:value-type="string" office:string-value="forwardMT3" calcext:value-type="string">
            <text:p>forwardMT3</text:p>
          </table:table-cell>
          <table:table-cell table:formula="of:=COM.MICROSOFT.CONCAT(&quot;%QX0.0.1.&quot;;[.G147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147];&quot;&quot;&quot;&quot;;&quot; address=&quot;&quot;&quot;;[.I147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148])" office:value-type="string" office:string-value="forwardMT4" calcext:value-type="string">
            <text:p>forwardMT4</text:p>
          </table:table-cell>
          <table:table-cell table:formula="of:=COM.MICROSOFT.CONCAT(&quot;%QX0.0.1.&quot;;[.G148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148];&quot;&quot;&quot;&quot;;&quot; address=&quot;&quot;&quot;;[.I148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149])" office:value-type="string" office:string-value="forwardMT5" calcext:value-type="string">
            <text:p>forwardMT5</text:p>
          </table:table-cell>
          <table:table-cell table:formula="of:=COM.MICROSOFT.CONCAT(&quot;%QX0.0.1.&quot;;[.G149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149];&quot;&quot;&quot;&quot;;&quot; address=&quot;&quot;&quot;;[.I149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150])" office:value-type="string" office:string-value="forwardCT1" calcext:value-type="string">
            <text:p>forwardCT1</text:p>
          </table:table-cell>
          <table:table-cell table:formula="of:=COM.MICROSOFT.CONCAT(&quot;%QX0.0.1.&quot;;[.G150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150];&quot;&quot;&quot;&quot;;&quot; address=&quot;&quot;&quot;;[.I150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151])" office:value-type="string" office:string-value="forwardCT3" calcext:value-type="string">
            <text:p>forwardCT3</text:p>
          </table:table-cell>
          <table:table-cell table:formula="of:=COM.MICROSOFT.CONCAT(&quot;%QX0.0.1.&quot;;[.G151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151];&quot;&quot;&quot;&quot;;&quot; address=&quot;&quot;&quot;;[.I151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152])" office:value-type="string" office:string-value="forwardCT7" calcext:value-type="string">
            <text:p>forwardCT7</text:p>
          </table:table-cell>
          <table:table-cell table:formula="of:=COM.MICROSOFT.CONCAT(&quot;%QX0.0.1.&quot;;[.G152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153])" office:value-type="string" office:string-value="forwardCT9" calcext:value-type="string">
            <text:p>forwardCT9</text:p>
          </table:table-cell>
          <table:table-cell table:formula="of:=COM.MICROSOFT.CONCAT(&quot;%QX0.0.1.&quot;;[.G153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formula="of:=COM.MICROSOFT.CONCAT(&quot;toolUpSensor&quot;;[.B155])" office:value-type="string" office:string-value="toolUpSensorSaT3" calcext:value-type="string">
            <text:p>toolUpSensorSaT3</text:p>
          </table:table-cell>
          <table:table-cell table:formula="of:=COM.MICROSOFT.CONCAT(&quot;%IX0.0.0.&quot;;[.G155])" office:value-type="string" office:string-value="%IX0.0.0.10" calcext:value-type="string">
            <text:p>%IX0.0.0.10</text:p>
          </table:table-cell>
          <table:table-cell table:formula="of:=COM.MICROSOFT.CONCAT(&quot;&lt;variable name=&quot;&quot;&quot;;[.H155];&quot;&quot;&quot;&quot;;&quot; address=&quot;&quot;&quot;;[.I155];&quot;&quot;&quot;&quot;;&quot;&gt;&lt;type&gt;                 &lt;BOOL/&gt;               &lt;/type&gt; &lt;/variable&gt;&quot;)" office:value-type="string" office:string-value="&lt;variable name=&quot;toolUpSensorSaT3&quot; address=&quot;%IX0.0.0.10&quot;&gt;&lt;type&gt;                 &lt;BOOL/&gt;               &lt;/type&gt; &lt;/variable&gt;" calcext:value-type="string">
            <text:p>&lt;variable name="toolUpSensorSaT3" address="%IX0.0.0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formula="of:=COM.MICROSOFT.CONCAT(&quot;toolUpSensor&quot;;[.B156])" office:value-type="string" office:string-value="toolUpSensorSaT5" calcext:value-type="string">
            <text:p>toolUpSensorSaT5</text:p>
          </table:table-cell>
          <table:table-cell table:formula="of:=COM.MICROSOFT.CONCAT(&quot;%IX0.0.0.&quot;;[.G156])" office:value-type="string" office:string-value="%IX0.0.0.17" calcext:value-type="string">
            <text:p>%IX0.0.0.17</text:p>
          </table:table-cell>
          <table:table-cell table:formula="of:=COM.MICROSOFT.CONCAT(&quot;&lt;variable name=&quot;&quot;&quot;;[.H156];&quot;&quot;&quot;&quot;;&quot; address=&quot;&quot;&quot;;[.I156];&quot;&quot;&quot;&quot;;&quot;&gt;&lt;type&gt;                 &lt;BOOL/&gt;               &lt;/type&gt; &lt;/variable&gt;&quot;)" office:value-type="string" office:string-value="&lt;variable name=&quot;toolUpSensorSaT5&quot; address=&quot;%IX0.0.0.17&quot;&gt;&lt;type&gt;                 &lt;BOOL/&gt;               &lt;/type&gt; &lt;/variable&gt;" calcext:value-type="string">
            <text:p>&lt;variable name="toolUpSensorSaT5" address="%IX0.0.0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formula="of:=COM.MICROSOFT.CONCAT(&quot;toolUpSensor&quot;;[.B157])" office:value-type="string" office:string-value="toolUpSensorSbT3" calcext:value-type="string">
            <text:p>toolUpSensorSbT3</text:p>
          </table:table-cell>
          <table:table-cell table:formula="of:=COM.MICROSOFT.CONCAT(&quot;%IX0.0.0.&quot;;[.G157])" office:value-type="string" office:string-value="%IX0.0.0.31" calcext:value-type="string">
            <text:p>%IX0.0.0.31</text:p>
          </table:table-cell>
          <table:table-cell table:formula="of:=COM.MICROSOFT.CONCAT(&quot;&lt;variable name=&quot;&quot;&quot;;[.H157];&quot;&quot;&quot;&quot;;&quot; address=&quot;&quot;&quot;;[.I157];&quot;&quot;&quot;&quot;;&quot;&gt;&lt;type&gt;                 &lt;BOOL/&gt;               &lt;/type&gt; &lt;/variable&gt;&quot;)" office:value-type="string" office:string-value="&lt;variable name=&quot;toolUpSensorSbT3&quot; address=&quot;%IX0.0.0.31&quot;&gt;&lt;type&gt;                 &lt;BOOL/&gt;               &lt;/type&gt; &lt;/variable&gt;" calcext:value-type="string">
            <text:p>&lt;variable name="toolUpSensorSbT3" address="%IX0.0.0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formula="of:=COM.MICROSOFT.CONCAT(&quot;toolUpSensor&quot;;[.B158])" office:value-type="string" office:string-value="toolUpSensorSbT5" calcext:value-type="string">
            <text:p>toolUpSensorSbT5</text:p>
          </table:table-cell>
          <table:table-cell table:formula="of:=COM.MICROSOFT.CONCAT(&quot;%IX0.0.0.&quot;;[.G158])" office:value-type="string" office:string-value="%IX0.0.0.38" calcext:value-type="string">
            <text:p>%IX0.0.0.38</text:p>
          </table:table-cell>
          <table:table-cell table:formula="of:=COM.MICROSOFT.CONCAT(&quot;&lt;variable name=&quot;&quot;&quot;;[.H158];&quot;&quot;&quot;&quot;;&quot; address=&quot;&quot;&quot;;[.I158];&quot;&quot;&quot;&quot;;&quot;&gt;&lt;type&gt;                 &lt;BOOL/&gt;               &lt;/type&gt; &lt;/variable&gt;&quot;)" office:value-type="string" office:string-value="&lt;variable name=&quot;toolUpSensorSbT5&quot; address=&quot;%IX0.0.0.38&quot;&gt;&lt;type&gt;                 &lt;BOOL/&gt;               &lt;/type&gt; &lt;/variable&gt;" calcext:value-type="string">
            <text:p>&lt;variable name="toolUpSensorSbT5" address="%IX0.0.0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formula="of:=COM.MICROSOFT.CONCAT(&quot;toolUpSensor&quot;;[.B159])" office:value-type="string" office:string-value="toolUpSensorScT3" calcext:value-type="string">
            <text:p>toolUpSensorScT3</text:p>
          </table:table-cell>
          <table:table-cell table:formula="of:=COM.MICROSOFT.CONCAT(&quot;%IX0.0.0.&quot;;[.G159])" office:value-type="string" office:string-value="%IX0.0.0.52" calcext:value-type="string">
            <text:p>%IX0.0.0.52</text:p>
          </table:table-cell>
          <table:table-cell table:formula="of:=COM.MICROSOFT.CONCAT(&quot;&lt;variable name=&quot;&quot;&quot;;[.H159];&quot;&quot;&quot;&quot;;&quot; address=&quot;&quot;&quot;;[.I159];&quot;&quot;&quot;&quot;;&quot;&gt;&lt;type&gt;                 &lt;BOOL/&gt;               &lt;/type&gt; &lt;/variable&gt;&quot;)" office:value-type="string" office:string-value="&lt;variable name=&quot;toolUpSensorScT3&quot; address=&quot;%IX0.0.0.52&quot;&gt;&lt;type&gt;                 &lt;BOOL/&gt;               &lt;/type&gt; &lt;/variable&gt;" calcext:value-type="string">
            <text:p>&lt;variable name="toolUpSensorScT3" address="%IX0.0.0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formula="of:=COM.MICROSOFT.CONCAT(&quot;toolUpSensor&quot;;[.B160])" office:value-type="string" office:string-value="toolUpSensorScT5" calcext:value-type="string">
            <text:p>toolUpSensorScT5</text:p>
          </table:table-cell>
          <table:table-cell table:formula="of:=COM.MICROSOFT.CONCAT(&quot;%IX0.0.0.&quot;;[.G160])" office:value-type="string" office:string-value="%IX0.0.0.59" calcext:value-type="string">
            <text:p>%IX0.0.0.59</text:p>
          </table:table-cell>
          <table:table-cell table:formula="of:=COM.MICROSOFT.CONCAT(&quot;&lt;variable name=&quot;&quot;&quot;;[.H160];&quot;&quot;&quot;&quot;;&quot; address=&quot;&quot;&quot;;[.I160];&quot;&quot;&quot;&quot;;&quot;&gt;&lt;type&gt;                 &lt;BOOL/&gt;               &lt;/type&gt; &lt;/variable&gt;&quot;)" office:value-type="string" office:string-value="&lt;variable name=&quot;toolUpSensorScT5&quot; address=&quot;%IX0.0.0.59&quot;&gt;&lt;type&gt;                 &lt;BOOL/&gt;               &lt;/type&gt; &lt;/variable&gt;" calcext:value-type="string">
            <text:p>&lt;variable name="toolUpSensorScT5" address="%IX0.0.0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formula="of:=COM.MICROSOFT.CONCAT(&quot;toolDownSensor&quot;;[.B161])" office:value-type="string" office:string-value="toolDownSensorSaT3" calcext:value-type="string">
            <text:p>toolDownSensorSaT3</text:p>
          </table:table-cell>
          <table:table-cell table:formula="of:=COM.MICROSOFT.CONCAT(&quot;%IX0.0.0.&quot;;[.G161])" office:value-type="string" office:string-value="%IX0.0.0.11" calcext:value-type="string">
            <text:p>%IX0.0.0.11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toolDownSensorSaT3&quot; address=&quot;%IX0.0.0.11&quot;&gt;&lt;type&gt;                 &lt;BOOL/&gt;               &lt;/type&gt; &lt;/variable&gt;" calcext:value-type="string">
            <text:p>&lt;variable name="toolDownSensorSaT3" address="%IX0.0.0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formula="of:=COM.MICROSOFT.CONCAT(&quot;toolDownSensor&quot;;[.B162])" office:value-type="string" office:string-value="toolDownSensorSaT5" calcext:value-type="string">
            <text:p>toolDownSensorSaT5</text:p>
          </table:table-cell>
          <table:table-cell table:formula="of:=COM.MICROSOFT.CONCAT(&quot;%IX0.0.0.&quot;;[.G162])" office:value-type="string" office:string-value="%IX0.0.0.18" calcext:value-type="string">
            <text:p>%IX0.0.0.18</text:p>
          </table:table-cell>
          <table:table-cell table:formula="of:=COM.MICROSOFT.CONCAT(&quot;&lt;variable name=&quot;&quot;&quot;;[.H162];&quot;&quot;&quot;&quot;;&quot; address=&quot;&quot;&quot;;[.I162];&quot;&quot;&quot;&quot;;&quot;&gt;&lt;type&gt;                 &lt;BOOL/&gt;               &lt;/type&gt; &lt;/variable&gt;&quot;)" office:value-type="string" office:string-value="&lt;variable name=&quot;toolDownSensorSaT5&quot; address=&quot;%IX0.0.0.18&quot;&gt;&lt;type&gt;                 &lt;BOOL/&gt;               &lt;/type&gt; &lt;/variable&gt;" calcext:value-type="string">
            <text:p>&lt;variable name="toolDownSensorSaT5" address="%IX0.0.0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formula="of:=COM.MICROSOFT.CONCAT(&quot;toolDownSensor&quot;;[.B163])" office:value-type="string" office:string-value="toolDownSensorSbT3" calcext:value-type="string">
            <text:p>toolDownSensorSbT3</text:p>
          </table:table-cell>
          <table:table-cell table:formula="of:=COM.MICROSOFT.CONCAT(&quot;%IX0.0.0.&quot;;[.G163])" office:value-type="string" office:string-value="%IX0.0.0.32" calcext:value-type="string">
            <text:p>%IX0.0.0.32</text:p>
          </table:table-cell>
          <table:table-cell table:formula="of:=COM.MICROSOFT.CONCAT(&quot;&lt;variable name=&quot;&quot;&quot;;[.H163];&quot;&quot;&quot;&quot;;&quot; address=&quot;&quot;&quot;;[.I163];&quot;&quot;&quot;&quot;;&quot;&gt;&lt;type&gt;                 &lt;BOOL/&gt;               &lt;/type&gt; &lt;/variable&gt;&quot;)" office:value-type="string" office:string-value="&lt;variable name=&quot;toolDownSensorSbT3&quot; address=&quot;%IX0.0.0.32&quot;&gt;&lt;type&gt;                 &lt;BOOL/&gt;               &lt;/type&gt; &lt;/variable&gt;" calcext:value-type="string">
            <text:p>&lt;variable name="toolDownSensorSbT3" address="%IX0.0.0.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formula="of:=COM.MICROSOFT.CONCAT(&quot;toolDownSensor&quot;;[.B164])" office:value-type="string" office:string-value="toolDownSensorSbT5" calcext:value-type="string">
            <text:p>toolDownSensorSbT5</text:p>
          </table:table-cell>
          <table:table-cell table:formula="of:=COM.MICROSOFT.CONCAT(&quot;%IX0.0.0.&quot;;[.G164])" office:value-type="string" office:string-value="%IX0.0.0.39" calcext:value-type="string">
            <text:p>%IX0.0.0.39</text:p>
          </table:table-cell>
          <table:table-cell table:formula="of:=COM.MICROSOFT.CONCAT(&quot;&lt;variable name=&quot;&quot;&quot;;[.H164];&quot;&quot;&quot;&quot;;&quot; address=&quot;&quot;&quot;;[.I164];&quot;&quot;&quot;&quot;;&quot;&gt;&lt;type&gt;                 &lt;BOOL/&gt;               &lt;/type&gt; &lt;/variable&gt;&quot;)" office:value-type="string" office:string-value="&lt;variable name=&quot;toolDownSensorSbT5&quot; address=&quot;%IX0.0.0.39&quot;&gt;&lt;type&gt;                 &lt;BOOL/&gt;               &lt;/type&gt; &lt;/variable&gt;" calcext:value-type="string">
            <text:p>&lt;variable name="toolDownSensorSbT5" address="%IX0.0.0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formula="of:=COM.MICROSOFT.CONCAT(&quot;toolDownSensor&quot;;[.B165])" office:value-type="string" office:string-value="toolDownSensorScT3" calcext:value-type="string">
            <text:p>toolDownSensorScT3</text:p>
          </table:table-cell>
          <table:table-cell table:formula="of:=COM.MICROSOFT.CONCAT(&quot;%IX0.0.0.&quot;;[.G165])" office:value-type="string" office:string-value="%IX0.0.0.53" calcext:value-type="string">
            <text:p>%IX0.0.0.53</text:p>
          </table:table-cell>
          <table:table-cell table:formula="of:=COM.MICROSOFT.CONCAT(&quot;&lt;variable name=&quot;&quot;&quot;;[.H165];&quot;&quot;&quot;&quot;;&quot; address=&quot;&quot;&quot;;[.I165];&quot;&quot;&quot;&quot;;&quot;&gt;&lt;type&gt;                 &lt;BOOL/&gt;               &lt;/type&gt; &lt;/variable&gt;&quot;)" office:value-type="string" office:string-value="&lt;variable name=&quot;toolDownSensorScT3&quot; address=&quot;%IX0.0.0.53&quot;&gt;&lt;type&gt;                 &lt;BOOL/&gt;               &lt;/type&gt; &lt;/variable&gt;" calcext:value-type="string">
            <text:p>&lt;variable name="toolDownSensorScT3" address="%IX0.0.0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formula="of:=COM.MICROSOFT.CONCAT(&quot;toolDownSensor&quot;;[.B166])" office:value-type="string" office:string-value="toolDownSensorScT5" calcext:value-type="string">
            <text:p>toolDownSensorScT5</text:p>
          </table:table-cell>
          <table:table-cell table:formula="of:=COM.MICROSOFT.CONCAT(&quot;%IX0.0.0.&quot;;[.G166])" office:value-type="string" office:string-value="%IX0.0.0.60" calcext:value-type="string">
            <text:p>%IX0.0.0.60</text:p>
          </table:table-cell>
          <table:table-cell table:formula="of:=COM.MICROSOFT.CONCAT(&quot;&lt;variable name=&quot;&quot;&quot;;[.H166];&quot;&quot;&quot;&quot;;&quot; address=&quot;&quot;&quot;;[.I166];&quot;&quot;&quot;&quot;;&quot;&gt;&lt;type&gt;                 &lt;BOOL/&gt;               &lt;/type&gt; &lt;/variable&gt;&quot;)" office:value-type="string" office:string-value="&lt;variable name=&quot;toolDownSensorScT5&quot; address=&quot;%IX0.0.0.60&quot;&gt;&lt;type&gt;                 &lt;BOOL/&gt;               &lt;/type&gt; &lt;/variable&gt;" calcext:value-type="string">
            <text:p>&lt;variable name="toolDownSensorScT5" address="%IX0.0.0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formula="of:=COM.MICROSOFT.CONCAT(&quot;toolLeftSensor&quot;;[.B167])" office:value-type="string" office:string-value="toolLeftSensorSaT3" calcext:value-type="string">
            <text:p>toolLeftSensorSaT3</text:p>
          </table:table-cell>
          <table:table-cell table:formula="of:=COM.MICROSOFT.CONCAT(&quot;%IX0.0.0.&quot;;[.G167])" office:value-type="string" office:string-value="%IX0.0.0.8" calcext:value-type="string">
            <text:p>%IX0.0.0.8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toolLeftSensorSaT3&quot; address=&quot;%IX0.0.0.8&quot;&gt;&lt;type&gt;                 &lt;BOOL/&gt;               &lt;/type&gt; &lt;/variable&gt;" calcext:value-type="string">
            <text:p>&lt;variable name="toolLeftSensorSaT3" address="%IX0.0.0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toolLeftSensor&quot;;[.B168])" office:value-type="string" office:string-value="toolLeftSensorSaT5" calcext:value-type="string">
            <text:p>toolLeftSensorSaT5</text:p>
          </table:table-cell>
          <table:table-cell table:formula="of:=COM.MICROSOFT.CONCAT(&quot;%IX0.0.0.&quot;;[.G168])" office:value-type="string" office:string-value="%IX0.0.0.15" calcext:value-type="string">
            <text:p>%IX0.0.0.15</text:p>
          </table:table-cell>
          <table:table-cell table:formula="of:=COM.MICROSOFT.CONCAT(&quot;&lt;variable name=&quot;&quot;&quot;;[.H168];&quot;&quot;&quot;&quot;;&quot; address=&quot;&quot;&quot;;[.I168];&quot;&quot;&quot;&quot;;&quot;&gt;&lt;type&gt;                 &lt;BOOL/&gt;               &lt;/type&gt; &lt;/variable&gt;&quot;)" office:value-type="string" office:string-value="&lt;variable name=&quot;toolLeftSensorSaT5&quot; address=&quot;%IX0.0.0.15&quot;&gt;&lt;type&gt;                 &lt;BOOL/&gt;               &lt;/type&gt; &lt;/variable&gt;" calcext:value-type="string">
            <text:p>&lt;variable name="toolLeftSensorSaT5" address="%IX0.0.0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formula="of:=COM.MICROSOFT.CONCAT(&quot;toolLeftSensor&quot;;[.B169])" office:value-type="string" office:string-value="toolLeftSensorSbT3" calcext:value-type="string">
            <text:p>toolLeftSensorSbT3</text:p>
          </table:table-cell>
          <table:table-cell table:formula="of:=COM.MICROSOFT.CONCAT(&quot;%IX0.0.0.&quot;;[.G169])" office:value-type="string" office:string-value="%IX0.0.0.29" calcext:value-type="string">
            <text:p>%IX0.0.0.29</text:p>
          </table:table-cell>
          <table:table-cell table:formula="of:=COM.MICROSOFT.CONCAT(&quot;&lt;variable name=&quot;&quot;&quot;;[.H169];&quot;&quot;&quot;&quot;;&quot; address=&quot;&quot;&quot;;[.I169];&quot;&quot;&quot;&quot;;&quot;&gt;&lt;type&gt;                 &lt;BOOL/&gt;               &lt;/type&gt; &lt;/variable&gt;&quot;)" office:value-type="string" office:string-value="&lt;variable name=&quot;toolLeftSensorSbT3&quot; address=&quot;%IX0.0.0.29&quot;&gt;&lt;type&gt;                 &lt;BOOL/&gt;               &lt;/type&gt; &lt;/variable&gt;" calcext:value-type="string">
            <text:p>&lt;variable name="toolLeftSensorSbT3" address="%IX0.0.0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formula="of:=COM.MICROSOFT.CONCAT(&quot;toolLeftSensor&quot;;[.B170])" office:value-type="string" office:string-value="toolLeftSensorSbT5" calcext:value-type="string">
            <text:p>toolLeftSensorSbT5</text:p>
          </table:table-cell>
          <table:table-cell table:formula="of:=COM.MICROSOFT.CONCAT(&quot;%IX0.0.0.&quot;;[.G170])" office:value-type="string" office:string-value="%IX0.0.0.36" calcext:value-type="string">
            <text:p>%IX0.0.0.36</text:p>
          </table:table-cell>
          <table:table-cell table:formula="of:=COM.MICROSOFT.CONCAT(&quot;&lt;variable name=&quot;&quot;&quot;;[.H170];&quot;&quot;&quot;&quot;;&quot; address=&quot;&quot;&quot;;[.I170];&quot;&quot;&quot;&quot;;&quot;&gt;&lt;type&gt;                 &lt;BOOL/&gt;               &lt;/type&gt; &lt;/variable&gt;&quot;)" office:value-type="string" office:string-value="&lt;variable name=&quot;toolLeftSensorSbT5&quot; address=&quot;%IX0.0.0.36&quot;&gt;&lt;type&gt;                 &lt;BOOL/&gt;               &lt;/type&gt; &lt;/variable&gt;" calcext:value-type="string">
            <text:p>&lt;variable name="toolLeftSensorSbT5" address="%IX0.0.0.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formula="of:=COM.MICROSOFT.CONCAT(&quot;toolLeftSensor&quot;;[.B171])" office:value-type="string" office:string-value="toolLeftSensorScT3" calcext:value-type="string">
            <text:p>toolLeftSensorScT3</text:p>
          </table:table-cell>
          <table:table-cell table:formula="of:=COM.MICROSOFT.CONCAT(&quot;%IX0.0.0.&quot;;[.G171])" office:value-type="string" office:string-value="%IX0.0.0.50" calcext:value-type="string">
            <text:p>%IX0.0.0.50</text:p>
          </table:table-cell>
          <table:table-cell table:formula="of:=COM.MICROSOFT.CONCAT(&quot;&lt;variable name=&quot;&quot;&quot;;[.H171];&quot;&quot;&quot;&quot;;&quot; address=&quot;&quot;&quot;;[.I171];&quot;&quot;&quot;&quot;;&quot;&gt;&lt;type&gt;                 &lt;BOOL/&gt;               &lt;/type&gt; &lt;/variable&gt;&quot;)" office:value-type="string" office:string-value="&lt;variable name=&quot;toolLeftSensorScT3&quot; address=&quot;%IX0.0.0.50&quot;&gt;&lt;type&gt;                 &lt;BOOL/&gt;               &lt;/type&gt; &lt;/variable&gt;" calcext:value-type="string">
            <text:p>&lt;variable name="toolLeftSensorScT3" address="%IX0.0.0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LeftSensor&quot;;[.B172])" office:value-type="string" office:string-value="toolLeftSensorScT5" calcext:value-type="string">
            <text:p>toolLeftSensorScT5</text:p>
          </table:table-cell>
          <table:table-cell table:formula="of:=COM.MICROSOFT.CONCAT(&quot;%IX0.0.0.&quot;;[.G172])" office:value-type="string" office:string-value="%IX0.0.0.57" calcext:value-type="string">
            <text:p>%IX0.0.0.57</text:p>
          </table:table-cell>
          <table:table-cell table:formula="of:=COM.MICROSOFT.CONCAT(&quot;&lt;variable name=&quot;&quot;&quot;;[.H172];&quot;&quot;&quot;&quot;;&quot; address=&quot;&quot;&quot;;[.I172];&quot;&quot;&quot;&quot;;&quot;&gt;&lt;type&gt;                 &lt;BOOL/&gt;               &lt;/type&gt; &lt;/variable&gt;&quot;)" office:value-type="string" office:string-value="&lt;variable name=&quot;toolLeftSensorScT5&quot; address=&quot;%IX0.0.0.57&quot;&gt;&lt;type&gt;                 &lt;BOOL/&gt;               &lt;/type&gt; &lt;/variable&gt;" calcext:value-type="string">
            <text:p>&lt;variable name="toolLeftSensorScT5" address="%IX0.0.0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formula="of:=COM.MICROSOFT.CONCAT(&quot;toolRightSensor&quot;;[.B173])" office:value-type="string" office:string-value="toolRightSensorSaT3" calcext:value-type="string">
            <text:p>toolRightSensorSaT3</text:p>
          </table:table-cell>
          <table:table-cell table:formula="of:=COM.MICROSOFT.CONCAT(&quot;%IX0.0.0.&quot;;[.G173])" office:value-type="string" office:string-value="%IX0.0.0.9" calcext:value-type="string">
            <text:p>%IX0.0.0.9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toolRightSensorSaT3&quot; address=&quot;%IX0.0.0.9&quot;&gt;&lt;type&gt;                 &lt;BOOL/&gt;               &lt;/type&gt; &lt;/variable&gt;" calcext:value-type="string">
            <text:p>&lt;variable name="toolRightSensorSaT3" address="%IX0.0.0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formula="of:=COM.MICROSOFT.CONCAT(&quot;toolRightSensor&quot;;[.B174])" office:value-type="string" office:string-value="toolRightSensorSaT5" calcext:value-type="string">
            <text:p>toolRightSensorSaT5</text:p>
          </table:table-cell>
          <table:table-cell table:formula="of:=COM.MICROSOFT.CONCAT(&quot;%IX0.0.0.&quot;;[.G174])" office:value-type="string" office:string-value="%IX0.0.0.16" calcext:value-type="string">
            <text:p>%IX0.0.0.16</text:p>
          </table:table-cell>
          <table:table-cell table:formula="of:=COM.MICROSOFT.CONCAT(&quot;&lt;variable name=&quot;&quot;&quot;;[.H174];&quot;&quot;&quot;&quot;;&quot; address=&quot;&quot;&quot;;[.I174];&quot;&quot;&quot;&quot;;&quot;&gt;&lt;type&gt;                 &lt;BOOL/&gt;               &lt;/type&gt; &lt;/variable&gt;&quot;)" office:value-type="string" office:string-value="&lt;variable name=&quot;toolRightSensorSaT5&quot; address=&quot;%IX0.0.0.16&quot;&gt;&lt;type&gt;                 &lt;BOOL/&gt;               &lt;/type&gt; &lt;/variable&gt;" calcext:value-type="string">
            <text:p>&lt;variable name="toolRightSensorSaT5" address="%IX0.0.0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formula="of:=COM.MICROSOFT.CONCAT(&quot;toolRightSensor&quot;;[.B175])" office:value-type="string" office:string-value="toolRightSensorSbT3" calcext:value-type="string">
            <text:p>toolRightSensorSbT3</text:p>
          </table:table-cell>
          <table:table-cell table:formula="of:=COM.MICROSOFT.CONCAT(&quot;%IX0.0.0.&quot;;[.G175])" office:value-type="string" office:string-value="%IX0.0.0.30" calcext:value-type="string">
            <text:p>%IX0.0.0.30</text:p>
          </table:table-cell>
          <table:table-cell table:formula="of:=COM.MICROSOFT.CONCAT(&quot;&lt;variable name=&quot;&quot;&quot;;[.H175];&quot;&quot;&quot;&quot;;&quot; address=&quot;&quot;&quot;;[.I175];&quot;&quot;&quot;&quot;;&quot;&gt;&lt;type&gt;                 &lt;BOOL/&gt;               &lt;/type&gt; &lt;/variable&gt;&quot;)" office:value-type="string" office:string-value="&lt;variable name=&quot;toolRightSensorSbT3&quot; address=&quot;%IX0.0.0.30&quot;&gt;&lt;type&gt;                 &lt;BOOL/&gt;               &lt;/type&gt; &lt;/variable&gt;" calcext:value-type="string">
            <text:p>&lt;variable name="toolRightSensorSbT3" address="%IX0.0.0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formula="of:=COM.MICROSOFT.CONCAT(&quot;toolRightSensor&quot;;[.B176])" office:value-type="string" office:string-value="toolRightSensorSbT5" calcext:value-type="string">
            <text:p>toolRightSensorSbT5</text:p>
          </table:table-cell>
          <table:table-cell table:formula="of:=COM.MICROSOFT.CONCAT(&quot;%IX0.0.0.&quot;;[.G176])" office:value-type="string" office:string-value="%IX0.0.0.37" calcext:value-type="string">
            <text:p>%IX0.0.0.37</text:p>
          </table:table-cell>
          <table:table-cell table:formula="of:=COM.MICROSOFT.CONCAT(&quot;&lt;variable name=&quot;&quot;&quot;;[.H176];&quot;&quot;&quot;&quot;;&quot; address=&quot;&quot;&quot;;[.I176];&quot;&quot;&quot;&quot;;&quot;&gt;&lt;type&gt;                 &lt;BOOL/&gt;               &lt;/type&gt; &lt;/variable&gt;&quot;)" office:value-type="string" office:string-value="&lt;variable name=&quot;toolRightSensorSbT5&quot; address=&quot;%IX0.0.0.37&quot;&gt;&lt;type&gt;                 &lt;BOOL/&gt;               &lt;/type&gt; &lt;/variable&gt;" calcext:value-type="string">
            <text:p>&lt;variable name="toolRightSensorSbT5" address="%IX0.0.0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formula="of:=COM.MICROSOFT.CONCAT(&quot;toolRightSensor&quot;;[.B177])" office:value-type="string" office:string-value="toolRightSensorScT3" calcext:value-type="string">
            <text:p>toolRightSensorScT3</text:p>
          </table:table-cell>
          <table:table-cell table:formula="of:=COM.MICROSOFT.CONCAT(&quot;%IX0.0.0.&quot;;[.G177])" office:value-type="string" office:string-value="%IX0.0.0.51" calcext:value-type="string">
            <text:p>%IX0.0.0.51</text:p>
          </table:table-cell>
          <table:table-cell table:formula="of:=COM.MICROSOFT.CONCAT(&quot;&lt;variable name=&quot;&quot;&quot;;[.H177];&quot;&quot;&quot;&quot;;&quot; address=&quot;&quot;&quot;;[.I177];&quot;&quot;&quot;&quot;;&quot;&gt;&lt;type&gt;                 &lt;BOOL/&gt;               &lt;/type&gt; &lt;/variable&gt;&quot;)" office:value-type="string" office:string-value="&lt;variable name=&quot;toolRightSensorScT3&quot; address=&quot;%IX0.0.0.51&quot;&gt;&lt;type&gt;                 &lt;BOOL/&gt;               &lt;/type&gt; &lt;/variable&gt;" calcext:value-type="string">
            <text:p>&lt;variable name="toolRightSensorScT3" address="%IX0.0.0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formula="of:=COM.MICROSOFT.CONCAT(&quot;toolRightSensor&quot;;[.B178])" office:value-type="string" office:string-value="toolRightSensorScT5" calcext:value-type="string">
            <text:p>toolRightSensorScT5</text:p>
          </table:table-cell>
          <table:table-cell table:formula="of:=COM.MICROSOFT.CONCAT(&quot;%IX0.0.0.&quot;;[.G178])" office:value-type="string" office:string-value="%IX0.0.0.58" calcext:value-type="string">
            <text:p>%IX0.0.0.58</text:p>
          </table:table-cell>
          <table:table-cell table:formula="of:=COM.MICROSOFT.CONCAT(&quot;&lt;variable name=&quot;&quot;&quot;;[.H178];&quot;&quot;&quot;&quot;;&quot; address=&quot;&quot;&quot;;[.I178];&quot;&quot;&quot;&quot;;&quot;&gt;&lt;type&gt;                 &lt;BOOL/&gt;               &lt;/type&gt; &lt;/variable&gt;&quot;)" office:value-type="string" office:string-value="&lt;variable name=&quot;toolRightSensorScT5&quot; address=&quot;%IX0.0.0.58&quot;&gt;&lt;type&gt;                 &lt;BOOL/&gt;               &lt;/type&gt; &lt;/variable&gt;" calcext:value-type="string">
            <text:p>&lt;variable name="toolRightSensorScT5" address="%IX0.0.0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formula="of:=COM.MICROSOFT.CONCAT(&quot;toolSensor&quot;;[.B179])" office:value-type="string" office:string-value="toolSensorSaT3" calcext:value-type="string">
            <text:p>toolSensorSaT3</text:p>
          </table:table-cell>
          <table:table-cell table:formula="of:=COM.MICROSOFT.CONCAT(&quot;%IX0.0.0.&quot;;[.G179])" office:value-type="string" office:string-value="%IX0.0.0.7" calcext:value-type="string">
            <text:p>%IX0.0.0.7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toolSensorSaT3&quot; address=&quot;%IX0.0.0.7&quot;&gt;&lt;type&gt;                 &lt;BOOL/&gt;               &lt;/type&gt; &lt;/variable&gt;" calcext:value-type="string">
            <text:p>&lt;variable name="toolSensorSaT3" address="%IX0.0.0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Sensor&quot;;[.B180])" office:value-type="string" office:string-value="toolSensorSaT5" calcext:value-type="string">
            <text:p>toolSensorSaT5</text:p>
          </table:table-cell>
          <table:table-cell table:formula="of:=COM.MICROSOFT.CONCAT(&quot;%IX0.0.0.&quot;;[.G180])" office:value-type="string" office:string-value="%IX0.0.0.14" calcext:value-type="string">
            <text:p>%IX0.0.0.14</text:p>
          </table:table-cell>
          <table:table-cell table:formula="of:=COM.MICROSOFT.CONCAT(&quot;&lt;variable name=&quot;&quot;&quot;;[.H180];&quot;&quot;&quot;&quot;;&quot; address=&quot;&quot;&quot;;[.I180];&quot;&quot;&quot;&quot;;&quot;&gt;&lt;type&gt;                 &lt;BOOL/&gt;               &lt;/type&gt; &lt;/variable&gt;&quot;)" office:value-type="string" office:string-value="&lt;variable name=&quot;toolSensorSaT5&quot; address=&quot;%IX0.0.0.14&quot;&gt;&lt;type&gt;                 &lt;BOOL/&gt;               &lt;/type&gt; &lt;/variable&gt;" calcext:value-type="string">
            <text:p>&lt;variable name="toolSensorSaT5" address="%IX0.0.0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formula="of:=COM.MICROSOFT.CONCAT(&quot;toolSensor&quot;;[.B181])" office:value-type="string" office:string-value="toolSensorSbT3" calcext:value-type="string">
            <text:p>toolSensorSbT3</text:p>
          </table:table-cell>
          <table:table-cell table:formula="of:=COM.MICROSOFT.CONCAT(&quot;%IX0.0.0.&quot;;[.G181])" office:value-type="string" office:string-value="%IX0.0.0.28" calcext:value-type="string">
            <text:p>%IX0.0.0.28</text:p>
          </table:table-cell>
          <table:table-cell table:formula="of:=COM.MICROSOFT.CONCAT(&quot;&lt;variable name=&quot;&quot;&quot;;[.H181];&quot;&quot;&quot;&quot;;&quot; address=&quot;&quot;&quot;;[.I181];&quot;&quot;&quot;&quot;;&quot;&gt;&lt;type&gt;                 &lt;BOOL/&gt;               &lt;/type&gt; &lt;/variable&gt;&quot;)" office:value-type="string" office:string-value="&lt;variable name=&quot;toolSensorSbT3&quot; address=&quot;%IX0.0.0.28&quot;&gt;&lt;type&gt;                 &lt;BOOL/&gt;               &lt;/type&gt; &lt;/variable&gt;" calcext:value-type="string">
            <text:p>&lt;variable name="toolSensorSbT3" address="%IX0.0.0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formula="of:=COM.MICROSOFT.CONCAT(&quot;toolSensor&quot;;[.B182])" office:value-type="string" office:string-value="toolSensorSbT5" calcext:value-type="string">
            <text:p>toolSensorSbT5</text:p>
          </table:table-cell>
          <table:table-cell table:formula="of:=COM.MICROSOFT.CONCAT(&quot;%IX0.0.0.&quot;;[.G182])" office:value-type="string" office:string-value="%IX0.0.0.35" calcext:value-type="string">
            <text:p>%IX0.0.0.35</text:p>
          </table:table-cell>
          <table:table-cell table:formula="of:=COM.MICROSOFT.CONCAT(&quot;&lt;variable name=&quot;&quot;&quot;;[.H182];&quot;&quot;&quot;&quot;;&quot; address=&quot;&quot;&quot;;[.I182];&quot;&quot;&quot;&quot;;&quot;&gt;&lt;type&gt;                 &lt;BOOL/&gt;               &lt;/type&gt; &lt;/variable&gt;&quot;)" office:value-type="string" office:string-value="&lt;variable name=&quot;toolSensorSbT5&quot; address=&quot;%IX0.0.0.35&quot;&gt;&lt;type&gt;                 &lt;BOOL/&gt;               &lt;/type&gt; &lt;/variable&gt;" calcext:value-type="string">
            <text:p>&lt;variable name="toolSensorSbT5" address="%IX0.0.0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formula="of:=COM.MICROSOFT.CONCAT(&quot;toolSensor&quot;;[.B183])" office:value-type="string" office:string-value="toolSensorScT3" calcext:value-type="string">
            <text:p>toolSensorScT3</text:p>
          </table:table-cell>
          <table:table-cell table:formula="of:=COM.MICROSOFT.CONCAT(&quot;%IX0.0.0.&quot;;[.G183])" office:value-type="string" office:string-value="%IX0.0.0.49" calcext:value-type="string">
            <text:p>%IX0.0.0.49</text:p>
          </table:table-cell>
          <table:table-cell table:formula="of:=COM.MICROSOFT.CONCAT(&quot;&lt;variable name=&quot;&quot;&quot;;[.H183];&quot;&quot;&quot;&quot;;&quot; address=&quot;&quot;&quot;;[.I183];&quot;&quot;&quot;&quot;;&quot;&gt;&lt;type&gt;                 &lt;BOOL/&gt;               &lt;/type&gt; &lt;/variable&gt;&quot;)" office:value-type="string" office:string-value="&lt;variable name=&quot;toolSensorScT3&quot; address=&quot;%IX0.0.0.49&quot;&gt;&lt;type&gt;                 &lt;BOOL/&gt;               &lt;/type&gt; &lt;/variable&gt;" calcext:value-type="string">
            <text:p>&lt;variable name="toolSensorScT3" address="%IX0.0.0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Sensor&quot;;[.B184])" office:value-type="string" office:string-value="toolSensorScT5" calcext:value-type="string">
            <text:p>toolSensorScT5</text:p>
          </table:table-cell>
          <table:table-cell table:formula="of:=COM.MICROSOFT.CONCAT(&quot;%IX0.0.0.&quot;;[.G184])" office:value-type="string" office:string-value="%IX0.0.0.56" calcext:value-type="string">
            <text:p>%IX0.0.0.56</text:p>
          </table:table-cell>
          <table:table-cell table:formula="of:=COM.MICROSOFT.CONCAT(&quot;&lt;variable name=&quot;&quot;&quot;;[.H184];&quot;&quot;&quot;&quot;;&quot; address=&quot;&quot;&quot;;[.I184];&quot;&quot;&quot;&quot;;&quot;&gt;&lt;type&gt;                 &lt;BOOL/&gt;               &lt;/type&gt; &lt;/variable&gt;&quot;)" office:value-type="string" office:string-value="&lt;variable name=&quot;toolSensorScT5&quot; address=&quot;%IX0.0.0.56&quot;&gt;&lt;type&gt;                 &lt;BOOL/&gt;               &lt;/type&gt; &lt;/variable&gt;" calcext:value-type="string">
            <text:p>&lt;variable name="toolSensorScT5" address="%IX0.0.0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195])" office:value-type="string" office:string-value="sensorAT1" calcext:value-type="string">
            <text:p>sensorAT1</text:p>
          </table:table-cell>
          <table:table-cell table:formula="of:=COM.MICROSOFT.CONCAT(&quot;%IX0.0.0.&quot;;[.G195])" office:value-type="string" office:string-value="%IX0.0.0.0" calcext:value-type="string">
            <text:p>%IX0.0.0.0</text:p>
          </table:table-cell>
          <table:table-cell table:formula="of:=COM.MICROSOFT.CONCAT(&quot;&lt;variable name=&quot;&quot;&quot;;[.H195];&quot;&quot;&quot;&quot;;&quot; address=&quot;&quot;&quot;;[.I19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196])" office:value-type="string" office:string-value="sensorAT2" calcext:value-type="string">
            <text:p>sensorAT2</text:p>
          </table:table-cell>
          <table:table-cell table:formula="of:=COM.MICROSOFT.CONCAT(&quot;%IX0.0.0.&quot;;[.G196])" office:value-type="string" office:string-value="%IX0.0.0.1" calcext:value-type="string">
            <text:p>%IX0.0.0.1</text:p>
          </table:table-cell>
          <table:table-cell table:formula="of:=COM.MICROSOFT.CONCAT(&quot;&lt;variable name=&quot;&quot;&quot;;[.H196];&quot;&quot;&quot;&quot;;&quot; address=&quot;&quot;&quot;;[.I196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97])" office:value-type="string" office:string-value="sensorMM" calcext:value-type="string">
            <text:p>sensorMM</text:p>
          </table:table-cell>
          <table:table-cell table:formula="of:=COM.MICROSOFT.CONCAT(&quot;%IX0.0.0.&quot;;[.G197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98])" office:value-type="string" office:string-value="sensorMM" calcext:value-type="string">
            <text:p>sensorMM</text:p>
          </table:table-cell>
          <table:table-cell table:formula="of:=COM.MICROSOFT.CONCAT(&quot;%IX0.0.0.&quot;;[.G198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99])" office:value-type="string" office:string-value="sensorMM" calcext:value-type="string">
            <text:p>sensorMM</text:p>
          </table:table-cell>
          <table:table-cell table:formula="of:=COM.MICROSOFT.CONCAT(&quot;%IX0.0.0.&quot;;[.G199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200])" office:value-type="string" office:string-value="sensorSaT2" calcext:value-type="string">
            <text:p>sensorSaT2</text:p>
          </table:table-cell>
          <table:table-cell table:formula="of:=COM.MICROSOFT.CONCAT(&quot;%IX0.0.0.&quot;;[.G200])" office:value-type="string" office:string-value="%IX0.0.0.3" calcext:value-type="string">
            <text:p>%IX0.0.0.3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201])" office:value-type="string" office:string-value="sensorSaT6" calcext:value-type="string">
            <text:p>sensorSaT6</text:p>
          </table:table-cell>
          <table:table-cell table:formula="of:=COM.MICROSOFT.CONCAT(&quot;%IX0.0.0.&quot;;[.G201])" office:value-type="string" office:string-value="%IX0.0.0.19" calcext:value-type="string">
            <text:p>%IX0.0.0.19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202])" office:value-type="string" office:string-value="sensorSbT2" calcext:value-type="string">
            <text:p>sensorSbT2</text:p>
          </table:table-cell>
          <table:table-cell table:formula="of:=COM.MICROSOFT.CONCAT(&quot;%IX0.0.0.&quot;;[.G202])" office:value-type="string" office:string-value="%IX0.0.0.24" calcext:value-type="string">
            <text:p>%IX0.0.0.24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203])" office:value-type="string" office:string-value="sensorSbT6" calcext:value-type="string">
            <text:p>sensorSbT6</text:p>
          </table:table-cell>
          <table:table-cell table:formula="of:=COM.MICROSOFT.CONCAT(&quot;%IX0.0.0.&quot;;[.G203])" office:value-type="string" office:string-value="%IX0.0.0.40" calcext:value-type="string">
            <text:p>%IX0.0.0.40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204])" office:value-type="string" office:string-value="sensorScT2" calcext:value-type="string">
            <text:p>sensorScT2</text:p>
          </table:table-cell>
          <table:table-cell table:formula="of:=COM.MICROSOFT.CONCAT(&quot;%IX0.0.0.&quot;;[.G204])" office:value-type="string" office:string-value="%IX0.0.0.45" calcext:value-type="string">
            <text:p>%IX0.0.0.45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205])" office:value-type="string" office:string-value="sensorScT6" calcext:value-type="string">
            <text:p>sensorScT6</text:p>
          </table:table-cell>
          <table:table-cell table:formula="of:=COM.MICROSOFT.CONCAT(&quot;%IX0.0.0.&quot;;[.G205])" office:value-type="string" office:string-value="%IX0.0.0.61" calcext:value-type="string">
            <text:p>%IX0.0.0.61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206])" office:value-type="string" office:string-value="sensorMT2" calcext:value-type="string">
            <text:p>sensorMT2</text:p>
          </table:table-cell>
          <table:table-cell table:formula="of:=COM.MICROSOFT.CONCAT(&quot;%IX0.0.0.&quot;;[.G206])" office:value-type="string" office:string-value="%IX0.0.0.66" calcext:value-type="string">
            <text:p>%IX0.0.0.66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207])" office:value-type="string" office:string-value="sensorMT6" calcext:value-type="string">
            <text:p>sensorMT6</text:p>
          </table:table-cell>
          <table:table-cell table:formula="of:=COM.MICROSOFT.CONCAT(&quot;%IX0.0.0.&quot;;[.G207])" office:value-type="string" office:string-value="%IX0.0.0.73" calcext:value-type="string">
            <text:p>%IX0.0.0.73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208])" office:value-type="string" office:string-value="sensorCT2" calcext:value-type="string">
            <text:p>sensorCT2</text:p>
          </table:table-cell>
          <table:table-cell table:formula="of:=COM.MICROSOFT.CONCAT(&quot;%IX0.0.0.&quot;;[.G208])" office:value-type="string" office:string-value="%IX0.0.0.90" calcext:value-type="string">
            <text:p>%IX0.0.0.90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209])" office:value-type="string" office:string-value="sensorCT8" calcext:value-type="string">
            <text:p>sensorCT8</text:p>
          </table:table-cell>
          <table:table-cell table:formula="of:=COM.MICROSOFT.CONCAT(&quot;%IX0.0.0.&quot;;[.G209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210])" office:value-type="string" office:string-value="sensorPM1" calcext:value-type="string">
            <text:p>sensorPM1</text:p>
          </table:table-cell>
          <table:table-cell table:formula="of:=COM.MICROSOFT.CONCAT(&quot;%IX0.0.0.&quot;;[.G210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211])" office:value-type="string" office:string-value="sensorPM2" calcext:value-type="string">
            <text:p>sensorPM2</text:p>
          </table:table-cell>
          <table:table-cell table:formula="of:=COM.MICROSOFT.CONCAT(&quot;%IX0.0.0.&quot;;[.G211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212])" office:value-type="string" office:string-value="sensorPM3" calcext:value-type="string">
            <text:p>sensorPM3</text:p>
          </table:table-cell>
          <table:table-cell table:formula="of:=COM.MICROSOFT.CONCAT(&quot;%IX0.0.0.&quot;;[.G212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213])" office:value-type="string" office:string-value="sensorCT4" calcext:value-type="string">
            <text:p>sensorCT4</text:p>
          </table:table-cell>
          <table:table-cell table:formula="of:=COM.MICROSOFT.CONCAT(&quot;%IX0.0.0.&quot;;[.G213])" office:value-type="string" office:string-value="%IX0.0.0.94" calcext:value-type="string">
            <text:p>%IX0.0.0.94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214])" office:value-type="string" office:string-value="sensorCT5" calcext:value-type="string">
            <text:p>sensorCT5</text:p>
          </table:table-cell>
          <table:table-cell table:formula="of:=COM.MICROSOFT.CONCAT(&quot;%IX0.0.0.&quot;;[.G214])" office:value-type="string" office:string-value="%IX0.0.0.97" calcext:value-type="string">
            <text:p>%IX0.0.0.97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215])" office:value-type="string" office:string-value="sensorCT6" calcext:value-type="string">
            <text:p>sensorCT6</text:p>
          </table:table-cell>
          <table:table-cell table:formula="of:=COM.MICROSOFT.CONCAT(&quot;%IX0.0.0.&quot;;[.G215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216])" office:value-type="string" office:string-value="sensorSaT3" calcext:value-type="string">
            <text:p>sensorSaT3</text:p>
          </table:table-cell>
          <table:table-cell table:formula="of:=COM.MICROSOFT.CONCAT(&quot;%IX0.0.0.&quot;;[.G216])" office:value-type="string" office:string-value="%IX0.0.0.6" calcext:value-type="string">
            <text:p>%IX0.0.0.6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217])" office:value-type="string" office:string-value="sensorSaT5" calcext:value-type="string">
            <text:p>sensorSaT5</text:p>
          </table:table-cell>
          <table:table-cell table:formula="of:=COM.MICROSOFT.CONCAT(&quot;%IX0.0.0.&quot;;[.G21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218])" office:value-type="string" office:string-value="sensorSbT3" calcext:value-type="string">
            <text:p>sensorSbT3</text:p>
          </table:table-cell>
          <table:table-cell table:formula="of:=COM.MICROSOFT.CONCAT(&quot;%IX0.0.0.&quot;;[.G218])" office:value-type="string" office:string-value="%IX0.0.0.27" calcext:value-type="string">
            <text:p>%IX0.0.0.27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219])" office:value-type="string" office:string-value="sensorSbT5" calcext:value-type="string">
            <text:p>sensorSbT5</text:p>
          </table:table-cell>
          <table:table-cell table:formula="of:=COM.MICROSOFT.CONCAT(&quot;%IX0.0.0.&quot;;[.G21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220])" office:value-type="string" office:string-value="sensorScT3" calcext:value-type="string">
            <text:p>sensorScT3</text:p>
          </table:table-cell>
          <table:table-cell table:formula="of:=COM.MICROSOFT.CONCAT(&quot;%IX0.0.0.&quot;;[.G220])" office:value-type="string" office:string-value="%IX0.0.0.48" calcext:value-type="string">
            <text:p>%IX0.0.0.48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221])" office:value-type="string" office:string-value="sensorScT5" calcext:value-type="string">
            <text:p>sensorScT5</text:p>
          </table:table-cell>
          <table:table-cell table:formula="of:=COM.MICROSOFT.CONCAT(&quot;%IX0.0.0.&quot;;[.G22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22])" office:value-type="string" office:string-value="sensorSaT1" calcext:value-type="string">
            <text:p>sensorSaT1</text:p>
          </table:table-cell>
          <table:table-cell table:formula="of:=COM.MICROSOFT.CONCAT(&quot;%IX0.0.0.&quot;;[.G222])" office:value-type="string" office:string-value="%IX0.0.0.2" calcext:value-type="string">
            <text:p>%IX0.0.0.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23])" office:value-type="string" office:string-value="sensorSaT4" calcext:value-type="string">
            <text:p>sensorSaT4</text:p>
          </table:table-cell>
          <table:table-cell table:formula="of:=COM.MICROSOFT.CONCAT(&quot;%IX0.0.0.&quot;;[.G223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24])" office:value-type="string" office:string-value="sensorSaT7" calcext:value-type="string">
            <text:p>sensorSaT7</text:p>
          </table:table-cell>
          <table:table-cell table:formula="of:=COM.MICROSOFT.CONCAT(&quot;%IX0.0.0.&quot;;[.G224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25])" office:value-type="string" office:string-value="sensorSbT1" calcext:value-type="string">
            <text:p>sensorSbT1</text:p>
          </table:table-cell>
          <table:table-cell table:formula="of:=COM.MICROSOFT.CONCAT(&quot;%IX0.0.0.&quot;;[.G225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26])" office:value-type="string" office:string-value="sensorSbT4" calcext:value-type="string">
            <text:p>sensorSbT4</text:p>
          </table:table-cell>
          <table:table-cell table:formula="of:=COM.MICROSOFT.CONCAT(&quot;%IX0.0.0.&quot;;[.G226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27])" office:value-type="string" office:string-value="sensorSbT7" calcext:value-type="string">
            <text:p>sensorSbT7</text:p>
          </table:table-cell>
          <table:table-cell table:formula="of:=COM.MICROSOFT.CONCAT(&quot;%IX0.0.0.&quot;;[.G227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28])" office:value-type="string" office:string-value="sensorScT1" calcext:value-type="string">
            <text:p>sensorScT1</text:p>
          </table:table-cell>
          <table:table-cell table:formula="of:=COM.MICROSOFT.CONCAT(&quot;%IX0.0.0.&quot;;[.G228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29])" office:value-type="string" office:string-value="sensorScT4" calcext:value-type="string">
            <text:p>sensorScT4</text:p>
          </table:table-cell>
          <table:table-cell table:formula="of:=COM.MICROSOFT.CONCAT(&quot;%IX0.0.0.&quot;;[.G229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0])" office:value-type="string" office:string-value="sensorScT7" calcext:value-type="string">
            <text:p>sensorScT7</text:p>
          </table:table-cell>
          <table:table-cell table:formula="of:=COM.MICROSOFT.CONCAT(&quot;%IX0.0.0.&quot;;[.G230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31])" office:value-type="string" office:string-value="sensorMT1" calcext:value-type="string">
            <text:p>sensorMT1</text:p>
          </table:table-cell>
          <table:table-cell table:formula="of:=COM.MICROSOFT.CONCAT(&quot;%IX0.0.0.&quot;;[.G231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32])" office:value-type="string" office:string-value="sensorMT3" calcext:value-type="string">
            <text:p>sensorMT3</text:p>
          </table:table-cell>
          <table:table-cell table:formula="of:=COM.MICROSOFT.CONCAT(&quot;%IX0.0.0.&quot;;[.G232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33])" office:value-type="string" office:string-value="sensorMT4" calcext:value-type="string">
            <text:p>sensorMT4</text:p>
          </table:table-cell>
          <table:table-cell table:formula="of:=COM.MICROSOFT.CONCAT(&quot;%IX0.0.0.&quot;;[.G23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34])" office:value-type="string" office:string-value="sensorMT5" calcext:value-type="string">
            <text:p>sensorMT5</text:p>
          </table:table-cell>
          <table:table-cell table:formula="of:=COM.MICROSOFT.CONCAT(&quot;%IX0.0.0.&quot;;[.G23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35])" office:value-type="string" office:string-value="sensorCT1" calcext:value-type="string">
            <text:p>sensorCT1</text:p>
          </table:table-cell>
          <table:table-cell table:formula="of:=COM.MICROSOFT.CONCAT(&quot;%IX0.0.0.&quot;;[.G23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36])" office:value-type="string" office:string-value="sensorCT3" calcext:value-type="string">
            <text:p>sensorCT3</text:p>
          </table:table-cell>
          <table:table-cell table:formula="of:=COM.MICROSOFT.CONCAT(&quot;%IX0.0.0.&quot;;[.G23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37])" office:value-type="string" office:string-value="sensorCT7" calcext:value-type="string">
            <text:p>sensorCT7</text:p>
          </table:table-cell>
          <table:table-cell table:formula="of:=COM.MICROSOFT.CONCAT(&quot;%IX0.0.0.&quot;;[.G23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38])" office:value-type="string" office:string-value="sensorCT9" calcext:value-type="string">
            <text:p>sensorCT9</text:p>
          </table:table-cell>
          <table:table-cell table:formula="of:=COM.MICROSOFT.CONCAT(&quot;%IX0.0.0.&quot;;[.G23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239])" office:value-type="string" office:string-value="sensorRotRightSaT2" calcext:value-type="string">
            <text:p>sensorRotRightSaT2</text:p>
          </table:table-cell>
          <table:table-cell table:formula="of:=COM.MICROSOFT.CONCAT(&quot;%IX0.0.1.&quot;;[.G239])" office:value-type="string" office:string-value="%IX0.0.1.5" calcext:value-type="string">
            <text:p>%IX0.0.1.5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240])" office:value-type="string" office:string-value="sensorRotRightSaT6" calcext:value-type="string">
            <text:p>sensorRotRightSaT6</text:p>
          </table:table-cell>
          <table:table-cell table:formula="of:=COM.MICROSOFT.CONCAT(&quot;%IX0.0.1.&quot;;[.G240])" office:value-type="string" office:string-value="%IX0.0.1.21" calcext:value-type="string">
            <text:p>%IX0.0.1.21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241])" office:value-type="string" office:string-value="sensorRotRightSbT2" calcext:value-type="string">
            <text:p>sensorRotRightSbT2</text:p>
          </table:table-cell>
          <table:table-cell table:formula="of:=COM.MICROSOFT.CONCAT(&quot;%IX0.0.1.&quot;;[.G24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242])" office:value-type="string" office:string-value="sensorRotRightSbT6" calcext:value-type="string">
            <text:p>sensorRotRightSbT6</text:p>
          </table:table-cell>
          <table:table-cell table:formula="of:=COM.MICROSOFT.CONCAT(&quot;%IX0.0.1.&quot;;[.G242])" office:value-type="string" office:string-value="%IX0.0.1.42" calcext:value-type="string">
            <text:p>%IX0.0.1.42</text:p>
          </table:table-cell>
          <table:table-cell table:formula="of:=COM.MICROSOFT.CONCAT(&quot;&lt;variable name=&quot;&quot;&quot;;[.H242];&quot;&quot;&quot;&quot;;&quot; address=&quot;&quot;&quot;;[.I242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243])" office:value-type="string" office:string-value="sensorRotRightScT2" calcext:value-type="string">
            <text:p>sensorRotRightScT2</text:p>
          </table:table-cell>
          <table:table-cell table:formula="of:=COM.MICROSOFT.CONCAT(&quot;%IX0.0.1.&quot;;[.G243])" office:value-type="string" office:string-value="%IX0.0.1.47" calcext:value-type="string">
            <text:p>%IX0.0.1.47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244])" office:value-type="string" office:string-value="sensorRotRightScT6" calcext:value-type="string">
            <text:p>sensorRotRightScT6</text:p>
          </table:table-cell>
          <table:table-cell table:formula="of:=COM.MICROSOFT.CONCAT(&quot;%IX0.0.1.&quot;;[.G244])" office:value-type="string" office:string-value="%IX0.0.1.63" calcext:value-type="string">
            <text:p>%IX0.0.1.63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245])" office:value-type="string" office:string-value="sensorRotRightMT2" calcext:value-type="string">
            <text:p>sensorRotRightMT2</text:p>
          </table:table-cell>
          <table:table-cell table:formula="of:=COM.MICROSOFT.CONCAT(&quot;%IX0.0.1.&quot;;[.G245])" office:value-type="string" office:string-value="%IX0.0.1.68" calcext:value-type="string">
            <text:p>%IX0.0.1.68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246])" office:value-type="string" office:string-value="sensorRotRightMT6" calcext:value-type="string">
            <text:p>sensorRotRightMT6</text:p>
          </table:table-cell>
          <table:table-cell table:formula="of:=COM.MICROSOFT.CONCAT(&quot;%IX0.0.1.&quot;;[.G24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247])" office:value-type="string" office:string-value="sensorRotRightCT2" calcext:value-type="string">
            <text:p>sensorRotRightCT2</text:p>
          </table:table-cell>
          <table:table-cell table:formula="of:=COM.MICROSOFT.CONCAT(&quot;%IX0.0.1.&quot;;[.G247])" office:value-type="string" office:string-value="%IX0.0.1.92" calcext:value-type="string">
            <text:p>%IX0.0.1.92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248])" office:value-type="string" office:string-value="sensorRotRightCT8" calcext:value-type="string">
            <text:p>sensorRotRightCT8</text:p>
          </table:table-cell>
          <table:table-cell table:formula="of:=COM.MICROSOFT.CONCAT(&quot;%IX0.0.1.&quot;;[.G248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249])" office:value-type="string" office:string-value="sensorRotLeftSaT2" calcext:value-type="string">
            <text:p>sensorRotLeftSaT2</text:p>
          </table:table-cell>
          <table:table-cell table:formula="of:=COM.MICROSOFT.CONCAT(&quot;%IX0.0.1.&quot;;[.G249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250])" office:value-type="string" office:string-value="sensorRotLeftSaT6" calcext:value-type="string">
            <text:p>sensorRotLeftSaT6</text:p>
          </table:table-cell>
          <table:table-cell table:formula="of:=COM.MICROSOFT.CONCAT(&quot;%IX0.0.1.&quot;;[.G250])" office:value-type="string" office:string-value="%IX0.0.1.20" calcext:value-type="string">
            <text:p>%IX0.0.1.20</text:p>
          </table:table-cell>
          <table:table-cell table:formula="of:=COM.MICROSOFT.CONCAT(&quot;&lt;variable name=&quot;&quot;&quot;;[.H250];&quot;&quot;&quot;&quot;;&quot; address=&quot;&quot;&quot;;[.I250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251])" office:value-type="string" office:string-value="sensorRotLeftSbT2" calcext:value-type="string">
            <text:p>sensorRotLeftSbT2</text:p>
          </table:table-cell>
          <table:table-cell table:formula="of:=COM.MICROSOFT.CONCAT(&quot;%IX0.0.1.&quot;;[.G251])" office:value-type="string" office:string-value="%IX0.0.1.25" calcext:value-type="string">
            <text:p>%IX0.0.1.25</text:p>
          </table:table-cell>
          <table:table-cell table:formula="of:=COM.MICROSOFT.CONCAT(&quot;&lt;variable name=&quot;&quot;&quot;;[.H251];&quot;&quot;&quot;&quot;;&quot; address=&quot;&quot;&quot;;[.I251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252])" office:value-type="string" office:string-value="sensorRotLeftSbT6" calcext:value-type="string">
            <text:p>sensorRotLeftSbT6</text:p>
          </table:table-cell>
          <table:table-cell table:formula="of:=COM.MICROSOFT.CONCAT(&quot;%IX0.0.1.&quot;;[.G252])" office:value-type="string" office:string-value="%IX0.0.1.41" calcext:value-type="string">
            <text:p>%IX0.0.1.41</text:p>
          </table:table-cell>
          <table:table-cell table:formula="of:=COM.MICROSOFT.CONCAT(&quot;&lt;variable name=&quot;&quot;&quot;;[.H252];&quot;&quot;&quot;&quot;;&quot; address=&quot;&quot;&quot;;[.I252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253])" office:value-type="string" office:string-value="sensorRotLeftScT2" calcext:value-type="string">
            <text:p>sensorRotLeftScT2</text:p>
          </table:table-cell>
          <table:table-cell table:formula="of:=COM.MICROSOFT.CONCAT(&quot;%IX0.0.1.&quot;;[.G253])" office:value-type="string" office:string-value="%IX0.0.1.46" calcext:value-type="string">
            <text:p>%IX0.0.1.46</text:p>
          </table:table-cell>
          <table:table-cell table:formula="of:=COM.MICROSOFT.CONCAT(&quot;&lt;variable name=&quot;&quot;&quot;;[.H253];&quot;&quot;&quot;&quot;;&quot; address=&quot;&quot;&quot;;[.I253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254])" office:value-type="string" office:string-value="sensorRotLeftScT6" calcext:value-type="string">
            <text:p>sensorRotLeftScT6</text:p>
          </table:table-cell>
          <table:table-cell table:formula="of:=COM.MICROSOFT.CONCAT(&quot;%IX0.0.1.&quot;;[.G254])" office:value-type="string" office:string-value="%IX0.0.1.62" calcext:value-type="string">
            <text:p>%IX0.0.1.62</text:p>
          </table:table-cell>
          <table:table-cell table:formula="of:=COM.MICROSOFT.CONCAT(&quot;&lt;variable name=&quot;&quot;&quot;;[.H254];&quot;&quot;&quot;&quot;;&quot; address=&quot;&quot;&quot;;[.I254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255])" office:value-type="string" office:string-value="sensorRotLeftMT2" calcext:value-type="string">
            <text:p>sensorRotLeftMT2</text:p>
          </table:table-cell>
          <table:table-cell table:formula="of:=COM.MICROSOFT.CONCAT(&quot;%IX0.0.1.&quot;;[.G255])" office:value-type="string" office:string-value="%IX0.0.1.67" calcext:value-type="string">
            <text:p>%IX0.0.1.67</text:p>
          </table:table-cell>
          <table:table-cell table:formula="of:=COM.MICROSOFT.CONCAT(&quot;&lt;variable name=&quot;&quot;&quot;;[.H255];&quot;&quot;&quot;&quot;;&quot; address=&quot;&quot;&quot;;[.I255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256])" office:value-type="string" office:string-value="sensorRotLeftMT6" calcext:value-type="string">
            <text:p>sensorRotLeftMT6</text:p>
          </table:table-cell>
          <table:table-cell table:formula="of:=COM.MICROSOFT.CONCAT(&quot;%IX0.0.1.&quot;;[.G256])" office:value-type="string" office:string-value="%IX0.0.1.74" calcext:value-type="string">
            <text:p>%IX0.0.1.74</text:p>
          </table:table-cell>
          <table:table-cell table:formula="of:=COM.MICROSOFT.CONCAT(&quot;&lt;variable name=&quot;&quot;&quot;;[.H256];&quot;&quot;&quot;&quot;;&quot; address=&quot;&quot;&quot;;[.I256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257])" office:value-type="string" office:string-value="sensorRotLeftCT2" calcext:value-type="string">
            <text:p>sensorRotLeftCT2</text:p>
          </table:table-cell>
          <table:table-cell table:formula="of:=COM.MICROSOFT.CONCAT(&quot;%IX0.0.1.&quot;;[.G257])" office:value-type="string" office:string-value="%IX0.0.1.91" calcext:value-type="string">
            <text:p>%IX0.0.1.91</text:p>
          </table:table-cell>
          <table:table-cell table:formula="of:=COM.MICROSOFT.CONCAT(&quot;&lt;variable name=&quot;&quot;&quot;;[.H257];&quot;&quot;&quot;&quot;;&quot; address=&quot;&quot;&quot;;[.I257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258])" office:value-type="string" office:string-value="sensorRotLeftCT8" calcext:value-type="string">
            <text:p>sensorRotLeftCT8</text:p>
          </table:table-cell>
          <table:table-cell table:formula="of:=COM.MICROSOFT.CONCAT(&quot;%IX0.0.1.&quot;;[.G258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258];&quot;&quot;&quot;&quot;;&quot; address=&quot;&quot;&quot;;[.I258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259])" office:value-type="string" office:string-value="sensorPushBackCT4" calcext:value-type="string">
            <text:p>sensorPushBackCT4</text:p>
          </table:table-cell>
          <table:table-cell table:formula="of:=COM.MICROSOFT.CONCAT(&quot;%IX0.0.0.&quot;;[.G25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259];&quot;&quot;&quot;&quot;;&quot; address=&quot;&quot;&quot;;[.I25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260])" office:value-type="string" office:string-value="sensorPushBackCT5" calcext:value-type="string">
            <text:p>sensorPushBackCT5</text:p>
          </table:table-cell>
          <table:table-cell table:formula="of:=COM.MICROSOFT.CONCAT(&quot;%IX0.0.0.&quot;;[.G260])" office:value-type="string" office:string-value="%IX0.0.0.98" calcext:value-type="string">
            <text:p>%IX0.0.0.98</text:p>
          </table:table-cell>
          <table:table-cell table:formula="of:=COM.MICROSOFT.CONCAT(&quot;&lt;variable name=&quot;&quot;&quot;;[.H260];&quot;&quot;&quot;&quot;;&quot; address=&quot;&quot;&quot;;[.I260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261])" office:value-type="string" office:string-value="sensorPushBackCT6" calcext:value-type="string">
            <text:p>sensorPushBackCT6</text:p>
          </table:table-cell>
          <table:table-cell table:formula="of:=COM.MICROSOFT.CONCAT(&quot;%IX0.0.0.&quot;;[.G261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261];&quot;&quot;&quot;&quot;;&quot; address=&quot;&quot;&quot;;[.I261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262])" office:value-type="string" office:string-value="sensorPushForwardCT4" calcext:value-type="string">
            <text:p>sensorPushForwardCT4</text:p>
          </table:table-cell>
          <table:table-cell table:formula="of:=COM.MICROSOFT.CONCAT(&quot;%IX0.0.0.&quot;;[.G262])" office:value-type="string" office:string-value="%IX0.0.0.96" calcext:value-type="string">
            <text:p>%IX0.0.0.96</text:p>
          </table:table-cell>
          <table:table-cell table:formula="of:=COM.MICROSOFT.CONCAT(&quot;&lt;variable name=&quot;&quot;&quot;;[.H262];&quot;&quot;&quot;&quot;;&quot; address=&quot;&quot;&quot;;[.I262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263])" office:value-type="string" office:string-value="sensorPushForwardCT5" calcext:value-type="string">
            <text:p>sensorPushForwardCT5</text:p>
          </table:table-cell>
          <table:table-cell table:formula="of:=COM.MICROSOFT.CONCAT(&quot;%IX0.0.0.&quot;;[.G26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263];&quot;&quot;&quot;&quot;;&quot; address=&quot;&quot;&quot;;[.I26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264])" office:value-type="string" office:string-value="sensorPushForwardCT6" calcext:value-type="string">
            <text:p>sensorPushForwardCT6</text:p>
          </table:table-cell>
          <table:table-cell table:formula="of:=COM.MICROSOFT.CONCAT(&quot;%IX0.0.0.&quot;;[.G264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264];&quot;&quot;&quot;&quot;;&quot; address=&quot;&quot;&quot;;[.I264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3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gnalCoils</text:p>
          </table:table-cell>
          <table:table-cell office:value-type="string" calcext:value-type="string">
            <text:p>0.1.0.X</text:p>
          </table:table-cell>
          <table:table-cell/>
          <table:table-cell office:value-type="string" calcext:value-type="string">
            <text:p>Comentário</text:p>
          </table:table-cell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7" office:value-type="string" calcext:value-type="string">
            <text:p>warehouseBusy</text:p>
          </table:table-cell>
          <table:table-cell table:style-name="ce7" office:value-type="string" calcext:value-type="string">
            <text:p>sinaliza se o armazém está ocupado a descarregar uma peça. Se estiver ativo, não se pode enviar nova ordem, seja qual for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unUnload</text:p>
          </table:table-cell>
          <table:table-cell table:style-name="ce7" office:value-type="string" calcext:value-type="string">
            <text:p>Inicia nova ordem de Unload. Ativar depois de especificar o registo que diz a peça a descarregar e a zona de descarga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runTransformMach1</text:p>
          </table:table-cell>
          <table:table-cell table:style-name="ce7" office:value-type="string" calcext:value-type="string">
            <text:p>Corre transformação na máquina 1</text:p>
          </table:table-cell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runTransformMach2</text:p>
          </table:table-cell>
          <table:table-cell table:style-name="ce8" office:value-type="string" calcext:value-type="string">
            <text:p>Corre transformação na máquina 2</text:p>
          </table:table-cell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runTransformMach3</text:p>
          </table:table-cell>
          <table:table-cell table:style-name="ce8" office:value-type="string" calcext:value-type="string">
            <text:p>Corre transformação na máquina 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ignalInts</text:p>
          </table:table-cell>
          <table:table-cell office:value-type="string" calcext:value-type="string">
            <text:p>0.1.1.X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7" office:value-type="string" calcext:value-type="string">
            <text:p>initialPiece</text:p>
          </table:table-cell>
          <table:table-cell table:style-name="ce7" office:value-type="string" calcext:value-type="string">
            <text:p>Peça a retirar do armazém. P1 = 1; P2 = 2 …. P8 = 8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nitialPieceTop</text:p>
          </table:table-cell>
          <table:table-cell table:style-name="ce7" office:value-type="string" calcext:value-type="string">
            <text:p>Segunda Peça a retirar do armazém. Utilizado na garra later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unloadArea</text:p>
          </table:table-cell>
          <table:table-cell table:style-name="ce7" office:value-type="string" calcext:value-type="string">
            <text:p>Zona de descarga. PM1 = 1; PM2 = 2; PM3 = 3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finalPiece</text:p>
          </table:table-cell>
          <table:table-cell table:style-name="ce7" office:value-type="string" calcext:value-type="string">
            <text:p>Peça que vai resultar das transformações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o.A1:io.J265" table:display-filter-buttons="true">
          <table:filter>
            <table:filter-and>
              <table:filter-condition table:field-number="1" table:value="AT2" table:operator="="/>
            </table:filter-and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17:15:19.467568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8T18:12:11.720349269</dc:date>
    <meta:editing-duration>P3DT20H24M11S</meta:editing-duration>
    <meta:editing-cycles>25</meta:editing-cycles>
    <meta:generator>LibreOffice/5.2.7.2$Linux_X86_64 LibreOffice_project/20m0$Build-2</meta:generator>
    <meta:document-statistic meta:table-count="2" meta:cell-count="2373" meta:object-count="0"/>
  </office:meta>
</office:document-meta>
</file>